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5-07-30 12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36648" calcext:value-type="float">
            <text:p>-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5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2504" calcext:value-type="float">
            <text:p>-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5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43328" calcext:value-type="float">
            <text:p>-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5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06752" calcext:value-type="float">
            <text:p>-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5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098" calcext:value-type="float">
            <text:p>-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5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43328" calcext:value-type="float">
            <text:p>-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5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49424" calcext:value-type="float">
            <text:p>-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5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28088" calcext:value-type="float">
            <text:p>-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5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5552" calcext:value-type="float">
            <text:p>-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5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67712" calcext:value-type="float">
            <text:p>-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5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43328" calcext:value-type="float">
            <text:p>-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5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49424" calcext:value-type="float">
            <text:p>-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5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46376" calcext:value-type="float">
            <text:p>-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5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04288" calcext:value-type="float">
            <text:p>-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5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4696" calcext:value-type="float">
            <text:p>-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5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37816" calcext:value-type="float">
            <text:p>-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5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98192" calcext:value-type="float">
            <text:p>-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5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73808" calcext:value-type="float">
            <text:p>-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5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95144" calcext:value-type="float">
            <text:p>-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5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74392" calcext:value-type="float">
            <text:p>-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5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0792" calcext:value-type="float">
            <text:p>-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5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41448" calcext:value-type="float">
            <text:p>-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5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48128" calcext:value-type="float">
            <text:p>-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5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48128" calcext:value-type="float">
            <text:p>-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5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39568" calcext:value-type="float">
            <text:p>-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5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61488" calcext:value-type="float">
            <text:p>-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5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67584" calcext:value-type="float">
            <text:p>-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5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52344" calcext:value-type="float">
            <text:p>-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5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94432" calcext:value-type="float">
            <text:p>-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5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54224" calcext:value-type="float">
            <text:p>-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14016" calcext:value-type="float">
            <text:p>-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5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10968" calcext:value-type="float">
            <text:p>-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5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37816" calcext:value-type="float">
            <text:p>-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5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56104" calcext:value-type="float">
            <text:p>-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5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80488" calcext:value-type="float">
            <text:p>-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5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56104" calcext:value-type="float">
            <text:p>-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5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04288" calcext:value-type="float">
            <text:p>-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5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43912" calcext:value-type="float">
            <text:p>-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5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83536" calcext:value-type="float">
            <text:p>-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5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04872" calcext:value-type="float">
            <text:p>-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5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26208" calcext:value-type="float">
            <text:p>-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5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50592" calcext:value-type="float">
            <text:p>-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5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02408" calcext:value-type="float">
            <text:p>-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5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81072" calcext:value-type="float">
            <text:p>-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5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96312" calcext:value-type="float">
            <text:p>-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5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9936" calcext:value-type="float">
            <text:p>-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5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93264" calcext:value-type="float">
            <text:p>-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5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42032" calcext:value-type="float">
            <text:p>-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5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48128" calcext:value-type="float">
            <text:p>-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5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63368" calcext:value-type="float">
            <text:p>-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5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87752" calcext:value-type="float">
            <text:p>-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5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12136" calcext:value-type="float">
            <text:p>-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5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39568" calcext:value-type="float">
            <text:p>-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5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85288" calcext:value-type="float">
            <text:p>-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5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15768" calcext:value-type="float">
            <text:p>-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5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2796" calcext:value-type="float">
            <text:p>-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5-06-04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37104" calcext:value-type="float">
            <text:p>-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5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432" calcext:value-type="float">
            <text:p>-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5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01112" calcext:value-type="float">
            <text:p>-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5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25496" calcext:value-type="float">
            <text:p>-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95016" calcext:value-type="float">
            <text:p>-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5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79776" calcext:value-type="float">
            <text:p>-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5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49296" calcext:value-type="float">
            <text:p>-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5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37104" calcext:value-type="float">
            <text:p>-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5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85872" calcext:value-type="float">
            <text:p>-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5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98064" calcext:value-type="float">
            <text:p>-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5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0416" calcext:value-type="float">
            <text:p>-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5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07208" calcext:value-type="float">
            <text:p>-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5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91968" calcext:value-type="float">
            <text:p>-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5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89504" calcext:value-type="float">
            <text:p>-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5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05328" calcext:value-type="float">
            <text:p>-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5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3276" calcext:value-type="float">
            <text:p>-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5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90672" calcext:value-type="float">
            <text:p>-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5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97352" calcext:value-type="float">
            <text:p>-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5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94888" calcext:value-type="float">
            <text:p>-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5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32232" calcext:value-type="float">
            <text:p>-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5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361944" calcext:value-type="float">
            <text:p>-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5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450336" calcext:value-type="float">
            <text:p>-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5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560064" calcext:value-type="float">
            <text:p>-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5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651504" calcext:value-type="float">
            <text:p>-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5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77952" calcext:value-type="float">
            <text:p>-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5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837432" calcext:value-type="float">
            <text:p>-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5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950208" calcext:value-type="float">
            <text:p>-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5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956304" calcext:value-type="float">
            <text:p>-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5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059936" calcext:value-type="float">
            <text:p>-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5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187952" calcext:value-type="float">
            <text:p>-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5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258056" calcext:value-type="float">
            <text:p>-4.2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5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288536" calcext:value-type="float">
            <text:p>-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5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303776" calcext:value-type="float">
            <text:p>-4.3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5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279392" calcext:value-type="float">
            <text:p>-4.2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5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264152" calcext:value-type="float">
            <text:p>-4.2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23672" calcext:value-type="float">
            <text:p>-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5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200144" calcext:value-type="float">
            <text:p>-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5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178808" calcext:value-type="float">
            <text:p>-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5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154424" calcext:value-type="float">
            <text:p>-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5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102608" calcext:value-type="float">
            <text:p>-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5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005072" calcext:value-type="float">
            <text:p>-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5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8862" calcext:value-type="float">
            <text:p>-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5-04-23 19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837432" calcext:value-type="float">
            <text:p>-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5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541776" calcext:value-type="float">
            <text:p>-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5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32232" calcext:value-type="float">
            <text:p>-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5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96768" calcext:value-type="float">
            <text:p>-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5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59608" calcext:value-type="float">
            <text:p>-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5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08376" calcext:value-type="float">
            <text:p>-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5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48" calcext:value-type="float">
            <text:p>-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5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0896" calcext:value-type="float">
            <text:p>-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5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33344" calcext:value-type="float">
            <text:p>-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5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27248" calcext:value-type="float">
            <text:p>-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5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60776" calcext:value-type="float">
            <text:p>-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5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63824" calcext:value-type="float">
            <text:p>-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5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57728" calcext:value-type="float">
            <text:p>-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5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43072" calcext:value-type="float">
            <text:p>-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5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313176" calcext:value-type="float">
            <text:p>-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5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36804" calcext:value-type="float">
            <text:p>-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5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346704" calcext:value-type="float">
            <text:p>-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5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33928" calcext:value-type="float">
            <text:p>-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5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97352" calcext:value-type="float">
            <text:p>-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5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66872" calcext:value-type="float">
            <text:p>-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5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06496" calcext:value-type="float">
            <text:p>-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5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33928" calcext:value-type="float">
            <text:p>-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5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4612" calcext:value-type="float">
            <text:p>-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79648" calcext:value-type="float">
            <text:p>-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5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55264" calcext:value-type="float">
            <text:p>-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5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58312" calcext:value-type="float">
            <text:p>-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5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3528" calcext:value-type="float">
            <text:p>-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5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392424" calcext:value-type="float">
            <text:p>-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5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429" calcext:value-type="float">
            <text:p>-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5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39852" calcext:value-type="float">
            <text:p>-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5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392424" calcext:value-type="float">
            <text:p>-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5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377184" calcext:value-type="float">
            <text:p>-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5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422904" calcext:value-type="float">
            <text:p>-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5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422904" calcext:value-type="float">
            <text:p>-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5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529584" calcext:value-type="float">
            <text:p>-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5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547872" calcext:value-type="float">
            <text:p>-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5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557016" calcext:value-type="float">
            <text:p>-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5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59664" calcext:value-type="float">
            <text:p>-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5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538728" calcext:value-type="float">
            <text:p>-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5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45948" calcext:value-type="float">
            <text:p>-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5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355848" calcext:value-type="float">
            <text:p>-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5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389376" calcext:value-type="float">
            <text:p>-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5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39852" calcext:value-type="float">
            <text:p>-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5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435096" calcext:value-type="float">
            <text:p>-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5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480816" calcext:value-type="float">
            <text:p>-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5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41376" calcext:value-type="float">
            <text:p>-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5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364992" calcext:value-type="float">
            <text:p>-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5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355848" calcext:value-type="float">
            <text:p>-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5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361944" calcext:value-type="float">
            <text:p>-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5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429" calcext:value-type="float">
            <text:p>-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5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313176" calcext:value-type="float">
            <text:p>-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5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94888" calcext:value-type="float">
            <text:p>-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5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349752" calcext:value-type="float">
            <text:p>-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5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407664" calcext:value-type="float">
            <text:p>-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5-02-28 18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328416" calcext:value-type="float">
            <text:p>-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5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425952" calcext:value-type="float">
            <text:p>-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5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395472" calcext:value-type="float">
            <text:p>-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5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432048" calcext:value-type="float">
            <text:p>-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5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39852" calcext:value-type="float">
            <text:p>-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5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346704" calcext:value-type="float">
            <text:p>-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5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32232" calcext:value-type="float">
            <text:p>-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5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343656" calcext:value-type="float">
            <text:p>-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5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419856" calcext:value-type="float">
            <text:p>-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5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36804" calcext:value-type="float">
            <text:p>-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5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55264" calcext:value-type="float">
            <text:p>-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5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52216" calcext:value-type="float">
            <text:p>-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5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316224" calcext:value-type="float">
            <text:p>-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5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64408" calcext:value-type="float">
            <text:p>-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5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97352" calcext:value-type="float">
            <text:p>-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5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58312" calcext:value-type="float">
            <text:p>-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5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300984" calcext:value-type="float">
            <text:p>-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5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310128" calcext:value-type="float">
            <text:p>-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5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30708" calcext:value-type="float">
            <text:p>-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5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32232" calcext:value-type="float">
            <text:p>-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5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32232" calcext:value-type="float">
            <text:p>-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5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32232" calcext:value-type="float">
            <text:p>-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5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410712" calcext:value-type="float">
            <text:p>-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5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313176" calcext:value-type="float">
            <text:p>-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5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36976" calcext:value-type="float">
            <text:p>-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5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79064" calcext:value-type="float">
            <text:p>-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5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82112" calcext:value-type="float">
            <text:p>-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5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12592" calcext:value-type="float">
            <text:p>-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79648" calcext:value-type="float">
            <text:p>-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5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36976" calcext:value-type="float">
            <text:p>-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5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27832" calcext:value-type="float">
            <text:p>-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5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97352" calcext:value-type="float">
            <text:p>-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5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51632" calcext:value-type="float">
            <text:p>-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5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7848" calcext:value-type="float">
            <text:p>-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5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75432" calcext:value-type="float">
            <text:p>-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5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33344" calcext:value-type="float">
            <text:p>-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5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60776" calcext:value-type="float">
            <text:p>-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5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33344" calcext:value-type="float">
            <text:p>-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5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99816" calcext:value-type="float">
            <text:p>-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5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44952" calcext:value-type="float">
            <text:p>-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5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18104" calcext:value-type="float">
            <text:p>-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5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18104" calcext:value-type="float">
            <text:p>-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5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41904" calcext:value-type="float">
            <text:p>-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5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44952" calcext:value-type="float">
            <text:p>-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5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38856" calcext:value-type="float">
            <text:p>-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5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6324" calcext:value-type="float">
            <text:p>-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5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75432" calcext:value-type="float">
            <text:p>-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5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18104" calcext:value-type="float">
            <text:p>-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5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84576" calcext:value-type="float">
            <text:p>-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5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27248" calcext:value-type="float">
            <text:p>-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5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96768" calcext:value-type="float">
            <text:p>-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5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38856" calcext:value-type="float">
            <text:p>-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5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6324" calcext:value-type="float">
            <text:p>-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5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81528" calcext:value-type="float">
            <text:p>-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5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44952" calcext:value-type="float">
            <text:p>-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5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44952" calcext:value-type="float">
            <text:p>-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5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48584" calcext:value-type="float">
            <text:p>-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5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42488" calcext:value-type="float">
            <text:p>-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5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57728" calcext:value-type="float">
            <text:p>-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8516" calcext:value-type="float">
            <text:p>-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4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55264" calcext:value-type="float">
            <text:p>-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4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88208" calcext:value-type="float">
            <text:p>-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4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09544" calcext:value-type="float">
            <text:p>-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4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57728" calcext:value-type="float">
            <text:p>-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4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90672" calcext:value-type="float">
            <text:p>-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4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75432" calcext:value-type="float">
            <text:p>-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4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05912" calcext:value-type="float">
            <text:p>-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4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45536" calcext:value-type="float">
            <text:p>-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4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72968" calcext:value-type="float">
            <text:p>-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4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40024" calcext:value-type="float">
            <text:p>-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4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4612" calcext:value-type="float">
            <text:p>-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4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72968" calcext:value-type="float">
            <text:p>-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4-12-18 16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73552" calcext:value-type="float">
            <text:p>-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4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05912" calcext:value-type="float">
            <text:p>-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4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48584" calcext:value-type="float">
            <text:p>-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4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60776" calcext:value-type="float">
            <text:p>-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4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91256" calcext:value-type="float">
            <text:p>-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4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18688" calcext:value-type="float">
            <text:p>-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4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18688" calcext:value-type="float">
            <text:p>-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4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355848" calcext:value-type="float">
            <text:p>-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4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453384" calcext:value-type="float">
            <text:p>-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4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477768" calcext:value-type="float">
            <text:p>-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4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395472" calcext:value-type="float">
            <text:p>-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4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70504" calcext:value-type="float">
            <text:p>-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4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58312" calcext:value-type="float">
            <text:p>-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4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03448" calcext:value-type="float">
            <text:p>-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4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36392" calcext:value-type="float">
            <text:p>-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4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54096" calcext:value-type="float">
            <text:p>-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4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80944" calcext:value-type="float">
            <text:p>-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4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47416" calcext:value-type="float">
            <text:p>-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29128" calcext:value-type="float">
            <text:p>-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4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8704" calcext:value-type="float">
            <text:p>-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4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51048" calcext:value-type="float">
            <text:p>-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4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74848" calcext:value-type="float">
            <text:p>-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4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47416" calcext:value-type="float">
            <text:p>-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4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53512" calcext:value-type="float">
            <text:p>-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4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32176" calcext:value-type="float">
            <text:p>-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4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08376" calcext:value-type="float">
            <text:p>-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4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87624" calcext:value-type="float">
            <text:p>-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4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7848" calcext:value-type="float">
            <text:p>-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4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66288" calcext:value-type="float">
            <text:p>-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4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23616" calcext:value-type="float">
            <text:p>-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4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05328" calcext:value-type="float">
            <text:p>-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4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90088" calcext:value-type="float">
            <text:p>-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4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35808" calcext:value-type="float">
            <text:p>-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4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42488" calcext:value-type="float">
            <text:p>-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4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06496" calcext:value-type="float">
            <text:p>-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4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97352" calcext:value-type="float">
            <text:p>-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4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8516" calcext:value-type="float">
            <text:p>-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4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99816" calcext:value-type="float">
            <text:p>-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4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99816" calcext:value-type="float">
            <text:p>-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4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242" calcext:value-type="float">
            <text:p>-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4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48584" calcext:value-type="float">
            <text:p>-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4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88208" calcext:value-type="float">
            <text:p>-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4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82112" calcext:value-type="float">
            <text:p>-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4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97352" calcext:value-type="float">
            <text:p>-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4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06496" calcext:value-type="float">
            <text:p>-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4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33928" calcext:value-type="float">
            <text:p>-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4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12592" calcext:value-type="float">
            <text:p>-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4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87624" calcext:value-type="float">
            <text:p>-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05328" calcext:value-type="float">
            <text:p>-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4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23616" calcext:value-type="float">
            <text:p>-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4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3276" calcext:value-type="float">
            <text:p>-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4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7848" calcext:value-type="float">
            <text:p>-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4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05912" calcext:value-type="float">
            <text:p>-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4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26664" calcext:value-type="float">
            <text:p>-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4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5656" calcext:value-type="float">
            <text:p>-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4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10256" calcext:value-type="float">
            <text:p>-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4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92096" calcext:value-type="float">
            <text:p>-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4-10-22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19984" calcext:value-type="float">
            <text:p>-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4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25496" calcext:value-type="float">
            <text:p>-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4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59024" calcext:value-type="float">
            <text:p>-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4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55976" calcext:value-type="float">
            <text:p>-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4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40736" calcext:value-type="float">
            <text:p>-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4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59024" calcext:value-type="float">
            <text:p>-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4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07792" calcext:value-type="float">
            <text:p>-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4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35808" calcext:value-type="float">
            <text:p>-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4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96768" calcext:value-type="float">
            <text:p>-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4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60776" calcext:value-type="float">
            <text:p>-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4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82696" calcext:value-type="float">
            <text:p>-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4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27832" calcext:value-type="float">
            <text:p>-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4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33928" calcext:value-type="float">
            <text:p>-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4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6136" calcext:value-type="float">
            <text:p>-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4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9184" calcext:value-type="float">
            <text:p>-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4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97352" calcext:value-type="float">
            <text:p>-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4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79064" calcext:value-type="float">
            <text:p>-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4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75432" calcext:value-type="float">
            <text:p>-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4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29712" calcext:value-type="float">
            <text:p>-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4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0228" calcext:value-type="float">
            <text:p>-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4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14472" calcext:value-type="float">
            <text:p>-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4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10256" calcext:value-type="float">
            <text:p>-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62072" calcext:value-type="float">
            <text:p>-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4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07208" calcext:value-type="float">
            <text:p>-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4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82824" calcext:value-type="float">
            <text:p>-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4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194" calcext:value-type="float">
            <text:p>-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4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09672" calcext:value-type="float">
            <text:p>-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4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30424" calcext:value-type="float">
            <text:p>-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4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3652" calcext:value-type="float">
            <text:p>-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4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8224" calcext:value-type="float">
            <text:p>-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4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88336" calcext:value-type="float">
            <text:p>-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4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42616" calcext:value-type="float">
            <text:p>-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4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63368" calcext:value-type="float">
            <text:p>-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4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84704" calcext:value-type="float">
            <text:p>-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4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78608" calcext:value-type="float">
            <text:p>-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4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6032" calcext:value-type="float">
            <text:p>-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4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69464" calcext:value-type="float">
            <text:p>-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4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09088" calcext:value-type="float">
            <text:p>-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4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908" calcext:value-type="float">
            <text:p>-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4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32888" calcext:value-type="float">
            <text:p>-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4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38984" calcext:value-type="float">
            <text:p>-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4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54224" calcext:value-type="float">
            <text:p>-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4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32888" calcext:value-type="float">
            <text:p>-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4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17648" calcext:value-type="float">
            <text:p>-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4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42032" calcext:value-type="float">
            <text:p>-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4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2984" calcext:value-type="float">
            <text:p>-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4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42032" calcext:value-type="float">
            <text:p>-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4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08504" calcext:value-type="float">
            <text:p>-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4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02408" calcext:value-type="float">
            <text:p>-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4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08504" calcext:value-type="float">
            <text:p>-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4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4508" calcext:value-type="float">
            <text:p>-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4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48128" calcext:value-type="float">
            <text:p>-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8412" calcext:value-type="float">
            <text:p>-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4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65832" calcext:value-type="float">
            <text:p>-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4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6888" calcext:value-type="float">
            <text:p>-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4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35352" calcext:value-type="float">
            <text:p>-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4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78024" calcext:value-type="float">
            <text:p>-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4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41448" calcext:value-type="float">
            <text:p>-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4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71928" calcext:value-type="float">
            <text:p>-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4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26208" calcext:value-type="float">
            <text:p>-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4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20112" calcext:value-type="float">
            <text:p>-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4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5364" calcext:value-type="float">
            <text:p>-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4-08-21 16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35936" calcext:value-type="float">
            <text:p>-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4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44496" calcext:value-type="float">
            <text:p>-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4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71928" calcext:value-type="float">
            <text:p>-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4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90216" calcext:value-type="float">
            <text:p>-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4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8412" calcext:value-type="float">
            <text:p>-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4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08504" calcext:value-type="float">
            <text:p>-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4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8412" calcext:value-type="float">
            <text:p>-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4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56688" calcext:value-type="float">
            <text:p>-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4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71928" calcext:value-type="float">
            <text:p>-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4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93264" calcext:value-type="float">
            <text:p>-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4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89632" calcext:value-type="float">
            <text:p>-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4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67712" calcext:value-type="float">
            <text:p>-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4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06752" calcext:value-type="float">
            <text:p>-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4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67712" calcext:value-type="float">
            <text:p>-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4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76856" calcext:value-type="float">
            <text:p>-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4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37232" calcext:value-type="float">
            <text:p>-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4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76272" calcext:value-type="float">
            <text:p>-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4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75688" calcext:value-type="float">
            <text:p>-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4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574" calcext:value-type="float">
            <text:p>-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4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69592" calcext:value-type="float">
            <text:p>-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4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97024" calcext:value-type="float">
            <text:p>-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336" calcext:value-type="float">
            <text:p>-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4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12264" calcext:value-type="float">
            <text:p>-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4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42744" calcext:value-type="float">
            <text:p>-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4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45792" calcext:value-type="float">
            <text:p>-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4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336" calcext:value-type="float">
            <text:p>-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4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88464" calcext:value-type="float">
            <text:p>-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4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93976" calcext:value-type="float">
            <text:p>-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4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48256" calcext:value-type="float">
            <text:p>-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4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8788" calcext:value-type="float">
            <text:p>-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4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15312" calcext:value-type="float">
            <text:p>-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4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06168" calcext:value-type="float">
            <text:p>-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4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93976" calcext:value-type="float">
            <text:p>-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4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97024" calcext:value-type="float">
            <text:p>-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4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29968" calcext:value-type="float">
            <text:p>-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4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99488" calcext:value-type="float">
            <text:p>-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4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20824" calcext:value-type="float">
            <text:p>-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4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99488" calcext:value-type="float">
            <text:p>-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4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84248" calcext:value-type="float">
            <text:p>-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4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812" calcext:value-type="float">
            <text:p>-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4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02536" calcext:value-type="float">
            <text:p>-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4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2692" calcext:value-type="float">
            <text:p>-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4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99488" calcext:value-type="float">
            <text:p>-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4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75104" calcext:value-type="float">
            <text:p>-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4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39112" calcext:value-type="float">
            <text:p>-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4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09216" calcext:value-type="float">
            <text:p>-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4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78736" calcext:value-type="float">
            <text:p>-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4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84832" calcext:value-type="float">
            <text:p>-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4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15312" calcext:value-type="float">
            <text:p>-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4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42744" calcext:value-type="float">
            <text:p>-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4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85416" calcext:value-type="float">
            <text:p>-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4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70176" calcext:value-type="float">
            <text:p>-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24456" calcext:value-type="float">
            <text:p>-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4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0312" calcext:value-type="float">
            <text:p>-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4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61032" calcext:value-type="float">
            <text:p>-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4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70176" calcext:value-type="float">
            <text:p>-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4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85416" calcext:value-type="float">
            <text:p>-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4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73224" calcext:value-type="float">
            <text:p>-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4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03704" calcext:value-type="float">
            <text:p>-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4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52472" calcext:value-type="float">
            <text:p>-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4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76856" calcext:value-type="float">
            <text:p>-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4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76856" calcext:value-type="float">
            <text:p>-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4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67712" calcext:value-type="float">
            <text:p>-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4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92096" calcext:value-type="float">
            <text:p>-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4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37816" calcext:value-type="float">
            <text:p>-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4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7744" calcext:value-type="float">
            <text:p>-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4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20112" calcext:value-type="float">
            <text:p>-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4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56688" calcext:value-type="float">
            <text:p>-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4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41448" calcext:value-type="float">
            <text:p>-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4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26792" calcext:value-type="float">
            <text:p>-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4-06-12 19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42032" calcext:value-type="float">
            <text:p>-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4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2984" calcext:value-type="float">
            <text:p>-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4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2984" calcext:value-type="float">
            <text:p>-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4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48128" calcext:value-type="float">
            <text:p>-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4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78608" calcext:value-type="float">
            <text:p>-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4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15184" calcext:value-type="float">
            <text:p>-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4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24912" calcext:value-type="float">
            <text:p>-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4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908" calcext:value-type="float">
            <text:p>-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4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81656" calcext:value-type="float">
            <text:p>-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4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42616" calcext:value-type="float">
            <text:p>-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4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9748" calcext:value-type="float">
            <text:p>-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4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57856" calcext:value-type="float">
            <text:p>-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78608" calcext:value-type="float">
            <text:p>-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4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27376" calcext:value-type="float">
            <text:p>-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4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42616" calcext:value-type="float">
            <text:p>-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4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94432" calcext:value-type="float">
            <text:p>-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4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18816" calcext:value-type="float">
            <text:p>-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4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15768" calcext:value-type="float">
            <text:p>-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4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24912" calcext:value-type="float">
            <text:p>-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4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00528" calcext:value-type="float">
            <text:p>-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4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06624" calcext:value-type="float">
            <text:p>-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4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85288" calcext:value-type="float">
            <text:p>-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4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2796" calcext:value-type="float">
            <text:p>-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4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0416" calcext:value-type="float">
            <text:p>-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4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13304" calcext:value-type="float">
            <text:p>-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4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03576" calcext:value-type="float">
            <text:p>-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4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52344" calcext:value-type="float">
            <text:p>-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4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76728" calcext:value-type="float">
            <text:p>-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4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4988" calcext:value-type="float">
            <text:p>-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4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71216" calcext:value-type="float">
            <text:p>-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4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4988" calcext:value-type="float">
            <text:p>-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4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71216" calcext:value-type="float">
            <text:p>-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4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59024" calcext:value-type="float">
            <text:p>-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4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95016" calcext:value-type="float">
            <text:p>-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4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2796" calcext:value-type="float">
            <text:p>-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4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49296" calcext:value-type="float">
            <text:p>-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4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0416" calcext:value-type="float">
            <text:p>-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4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59024" calcext:value-type="float">
            <text:p>-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4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07792" calcext:value-type="float">
            <text:p>-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4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83408" calcext:value-type="float">
            <text:p>-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4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92552" calcext:value-type="float">
            <text:p>-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4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44368" calcext:value-type="float">
            <text:p>-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4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47416" calcext:value-type="float">
            <text:p>-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96184" calcext:value-type="float">
            <text:p>-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4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26664" calcext:value-type="float">
            <text:p>-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4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83992" calcext:value-type="float">
            <text:p>-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4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53512" calcext:value-type="float">
            <text:p>-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4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0228" calcext:value-type="float">
            <text:p>-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4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35808" calcext:value-type="float">
            <text:p>-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4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87624" calcext:value-type="float">
            <text:p>-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4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33344" calcext:value-type="float">
            <text:p>-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4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766" calcext:value-type="float">
            <text:p>-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4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97936" calcext:value-type="float">
            <text:p>-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4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3088" calcext:value-type="float">
            <text:p>-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4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70504" calcext:value-type="float">
            <text:p>-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4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97936" calcext:value-type="float">
            <text:p>-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4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429" calcext:value-type="float">
            <text:p>-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4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456432" calcext:value-type="float">
            <text:p>-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4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502152" calcext:value-type="float">
            <text:p>-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4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553968" calcext:value-type="float">
            <text:p>-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4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776472" calcext:value-type="float">
            <text:p>-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4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97764" calcext:value-type="float">
            <text:p>-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4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892296" calcext:value-type="float">
            <text:p>-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4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87096" calcext:value-type="float">
            <text:p>-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4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938016" calcext:value-type="float">
            <text:p>-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4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078224" calcext:value-type="float">
            <text:p>-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4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032504" calcext:value-type="float">
            <text:p>-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4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995928" calcext:value-type="float">
            <text:p>-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4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0386" calcext:value-type="float">
            <text:p>-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4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087368" calcext:value-type="float">
            <text:p>-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4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050792" calcext:value-type="float">
            <text:p>-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4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093464" calcext:value-type="float">
            <text:p>-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111752" calcext:value-type="float">
            <text:p>-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4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06908" calcext:value-type="float">
            <text:p>-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4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032504" calcext:value-type="float">
            <text:p>-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4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026408" calcext:value-type="float">
            <text:p>-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4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91668" calcext:value-type="float">
            <text:p>-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4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782568" calcext:value-type="float">
            <text:p>-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4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633216" calcext:value-type="float">
            <text:p>-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4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724656" calcext:value-type="float">
            <text:p>-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4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828288" calcext:value-type="float">
            <text:p>-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4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956304" calcext:value-type="float">
            <text:p>-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4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995928" calcext:value-type="float">
            <text:p>-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4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105656" calcext:value-type="float">
            <text:p>-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4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093464" calcext:value-type="float">
            <text:p>-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4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136136" calcext:value-type="float">
            <text:p>-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4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154424" calcext:value-type="float">
            <text:p>-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4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16052" calcext:value-type="float">
            <text:p>-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4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148328" calcext:value-type="float">
            <text:p>-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4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056888" calcext:value-type="float">
            <text:p>-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4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974592" calcext:value-type="float">
            <text:p>-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4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843528" calcext:value-type="float">
            <text:p>-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4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648456" calcext:value-type="float">
            <text:p>-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4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538728" calcext:value-type="float">
            <text:p>-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4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389376" calcext:value-type="float">
            <text:p>-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4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6136" calcext:value-type="float">
            <text:p>-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4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85744" calcext:value-type="float">
            <text:p>-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4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331464" calcext:value-type="float">
            <text:p>-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4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67456" calcext:value-type="float">
            <text:p>-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4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43072" calcext:value-type="float">
            <text:p>-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4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1564" calcext:value-type="float">
            <text:p>-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4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05912" calcext:value-type="float">
            <text:p>-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4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51048" calcext:value-type="float">
            <text:p>-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11424" calcext:value-type="float">
            <text:p>-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69336" calcext:value-type="float">
            <text:p>-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4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57144" calcext:value-type="float">
            <text:p>-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4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38856" calcext:value-type="float">
            <text:p>-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4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54096" calcext:value-type="float">
            <text:p>-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4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57144" calcext:value-type="float">
            <text:p>-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4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60192" calcext:value-type="float">
            <text:p>-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4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44368" calcext:value-type="float">
            <text:p>-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4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8036" calcext:value-type="float">
            <text:p>-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4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4988" calcext:value-type="float">
            <text:p>-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4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07792" calcext:value-type="float">
            <text:p>-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4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53512" calcext:value-type="float">
            <text:p>-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4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44368" calcext:value-type="float">
            <text:p>-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4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2608" calcext:value-type="float">
            <text:p>-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4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62072" calcext:value-type="float">
            <text:p>-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4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6512" calcext:value-type="float">
            <text:p>-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4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13888" calcext:value-type="float">
            <text:p>-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4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77896" calcext:value-type="float">
            <text:p>-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4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5656" calcext:value-type="float">
            <text:p>-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4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01696" calcext:value-type="float">
            <text:p>-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4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01696" calcext:value-type="float">
            <text:p>-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4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98648" calcext:value-type="float">
            <text:p>-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4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2608" calcext:value-type="float">
            <text:p>-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4-02-06 18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80944" calcext:value-type="float">
            <text:p>-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4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574" calcext:value-type="float">
            <text:p>-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4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36648" calcext:value-type="float">
            <text:p>-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4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67128" calcext:value-type="float">
            <text:p>-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4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45792" calcext:value-type="float">
            <text:p>-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4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57984" calcext:value-type="float">
            <text:p>-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4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6408" calcext:value-type="float">
            <text:p>-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4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00656" calcext:value-type="float">
            <text:p>-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4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28088" calcext:value-type="float">
            <text:p>-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4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52472" calcext:value-type="float">
            <text:p>-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4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67712" calcext:value-type="float">
            <text:p>-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4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34768" calcext:value-type="float">
            <text:p>-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4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79904" calcext:value-type="float">
            <text:p>-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4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76856" calcext:value-type="float">
            <text:p>-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4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43912" calcext:value-type="float">
            <text:p>-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4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9268" calcext:value-type="float">
            <text:p>-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4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43912" calcext:value-type="float">
            <text:p>-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4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59152" calcext:value-type="float">
            <text:p>-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4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11552" calcext:value-type="float">
            <text:p>-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4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04872" calcext:value-type="float">
            <text:p>-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4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14016" calcext:value-type="float">
            <text:p>-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4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02408" calcext:value-type="float">
            <text:p>-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4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17648" calcext:value-type="float">
            <text:p>-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4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96312" calcext:value-type="float">
            <text:p>-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4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6888" calcext:value-type="float">
            <text:p>-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4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35352" calcext:value-type="float">
            <text:p>-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4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78024" calcext:value-type="float">
            <text:p>-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93264" calcext:value-type="float">
            <text:p>-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3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11552" calcext:value-type="float">
            <text:p>-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3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96312" calcext:value-type="float">
            <text:p>-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3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69464" calcext:value-type="float">
            <text:p>-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3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30424" calcext:value-type="float">
            <text:p>-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3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54808" calcext:value-type="float">
            <text:p>-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3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45664" calcext:value-type="float">
            <text:p>-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3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02992" calcext:value-type="float">
            <text:p>-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3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908" calcext:value-type="float">
            <text:p>-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3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81656" calcext:value-type="float">
            <text:p>-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3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08504" calcext:value-type="float">
            <text:p>-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3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93264" calcext:value-type="float">
            <text:p>-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3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66416" calcext:value-type="float">
            <text:p>-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3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91384" calcext:value-type="float">
            <text:p>-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3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7368" calcext:value-type="float">
            <text:p>-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3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12136" calcext:value-type="float">
            <text:p>-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3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69464" calcext:value-type="float">
            <text:p>-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3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81656" calcext:value-type="float">
            <text:p>-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3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65832" calcext:value-type="float">
            <text:p>-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3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41448" calcext:value-type="float">
            <text:p>-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3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93264" calcext:value-type="float">
            <text:p>-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3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38984" calcext:value-type="float">
            <text:p>-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3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90216" calcext:value-type="float">
            <text:p>-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3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81072" calcext:value-type="float">
            <text:p>-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3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87168" calcext:value-type="float">
            <text:p>-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3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8412" calcext:value-type="float">
            <text:p>-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3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2984" calcext:value-type="float">
            <text:p>-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3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54224" calcext:value-type="float">
            <text:p>-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3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27376" calcext:value-type="float">
            <text:p>-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3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51176" calcext:value-type="float">
            <text:p>-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3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44496" calcext:value-type="float">
            <text:p>-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98776" calcext:value-type="float">
            <text:p>-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3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14016" calcext:value-type="float">
            <text:p>-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3-11-28 16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11552" calcext:value-type="float">
            <text:p>-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3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17064" calcext:value-type="float">
            <text:p>-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3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62784" calcext:value-type="float">
            <text:p>-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3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95728" calcext:value-type="float">
            <text:p>-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3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53056" calcext:value-type="float">
            <text:p>-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3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28672" calcext:value-type="float">
            <text:p>-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3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37816" calcext:value-type="float">
            <text:p>-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3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50008" calcext:value-type="float">
            <text:p>-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3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4696" calcext:value-type="float">
            <text:p>-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3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71344" calcext:value-type="float">
            <text:p>-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3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89632" calcext:value-type="float">
            <text:p>-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3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65248" calcext:value-type="float">
            <text:p>-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3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07336" calcext:value-type="float">
            <text:p>-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3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2504" calcext:value-type="float">
            <text:p>-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3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73224" calcext:value-type="float">
            <text:p>-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3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67128" calcext:value-type="float">
            <text:p>-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3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88464" calcext:value-type="float">
            <text:p>-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3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70176" calcext:value-type="float">
            <text:p>-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3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24456" calcext:value-type="float">
            <text:p>-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3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54936" calcext:value-type="float">
            <text:p>-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3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9456" calcext:value-type="float">
            <text:p>-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3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34184" calcext:value-type="float">
            <text:p>-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3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31136" calcext:value-type="float">
            <text:p>-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3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73808" calcext:value-type="float">
            <text:p>-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3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2504" calcext:value-type="float">
            <text:p>-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3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15896" calcext:value-type="float">
            <text:p>-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3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43328" calcext:value-type="float">
            <text:p>-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3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4028" calcext:value-type="float">
            <text:p>-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52472" calcext:value-type="float">
            <text:p>-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3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86" calcext:value-type="float">
            <text:p>-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3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2504" calcext:value-type="float">
            <text:p>-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3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70176" calcext:value-type="float">
            <text:p>-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3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24456" calcext:value-type="float">
            <text:p>-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3-10-26 15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76856" calcext:value-type="float">
            <text:p>-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3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53056" calcext:value-type="float">
            <text:p>-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3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3172" calcext:value-type="float">
            <text:p>-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3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37816" calcext:value-type="float">
            <text:p>-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3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86584" calcext:value-type="float">
            <text:p>-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3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0792" calcext:value-type="float">
            <text:p>-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3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89632" calcext:value-type="float">
            <text:p>-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3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79904" calcext:value-type="float">
            <text:p>-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3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61616" calcext:value-type="float">
            <text:p>-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3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95144" calcext:value-type="float">
            <text:p>-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3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4696" calcext:value-type="float">
            <text:p>-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3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71344" calcext:value-type="float">
            <text:p>-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3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56104" calcext:value-type="float">
            <text:p>-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3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40864" calcext:value-type="float">
            <text:p>-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3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40864" calcext:value-type="float">
            <text:p>-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3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2504" calcext:value-type="float">
            <text:p>-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3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15896" calcext:value-type="float">
            <text:p>-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3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098" calcext:value-type="float">
            <text:p>-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3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31136" calcext:value-type="float">
            <text:p>-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3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15896" calcext:value-type="float">
            <text:p>-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3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21992" calcext:value-type="float">
            <text:p>-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3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28088" calcext:value-type="float">
            <text:p>-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3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5552" calcext:value-type="float">
            <text:p>-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3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13432" calcext:value-type="float">
            <text:p>-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3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50008" calcext:value-type="float">
            <text:p>-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3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89632" calcext:value-type="float">
            <text:p>-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384" calcext:value-type="float">
            <text:p>-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3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20696" calcext:value-type="float">
            <text:p>-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3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02992" calcext:value-type="float">
            <text:p>-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3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02992" calcext:value-type="float">
            <text:p>-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3-09-26 18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13432" calcext:value-type="float">
            <text:p>-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3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64664" calcext:value-type="float">
            <text:p>-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3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19528" calcext:value-type="float">
            <text:p>-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3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53056" calcext:value-type="float">
            <text:p>-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3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65248" calcext:value-type="float">
            <text:p>-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3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9268" calcext:value-type="float">
            <text:p>-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3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7744" calcext:value-type="float">
            <text:p>-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3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622" calcext:value-type="float">
            <text:p>-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3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29256" calcext:value-type="float">
            <text:p>-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3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50592" calcext:value-type="float">
            <text:p>-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3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26208" calcext:value-type="float">
            <text:p>-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3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50592" calcext:value-type="float">
            <text:p>-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3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35352" calcext:value-type="float">
            <text:p>-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3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146" calcext:value-type="float">
            <text:p>-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3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2984" calcext:value-type="float">
            <text:p>-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3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2984" calcext:value-type="float">
            <text:p>-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3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89632" calcext:value-type="float">
            <text:p>-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3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89048" calcext:value-type="float">
            <text:p>-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3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79904" calcext:value-type="float">
            <text:p>-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3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64664" calcext:value-type="float">
            <text:p>-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3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31136" calcext:value-type="float">
            <text:p>-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3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21992" calcext:value-type="float">
            <text:p>-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3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5552" calcext:value-type="float">
            <text:p>-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3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37232" calcext:value-type="float">
            <text:p>-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3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5552" calcext:value-type="float">
            <text:p>-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3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49424" calcext:value-type="float">
            <text:p>-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58568" calcext:value-type="float">
            <text:p>-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3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7076" calcext:value-type="float">
            <text:p>-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3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51888" calcext:value-type="float">
            <text:p>-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3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51888" calcext:value-type="float">
            <text:p>-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3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39696" calcext:value-type="float">
            <text:p>-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3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12264" calcext:value-type="float">
            <text:p>-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3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60448" calcext:value-type="float">
            <text:p>-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3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54352" calcext:value-type="float">
            <text:p>-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3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60448" calcext:value-type="float">
            <text:p>-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3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14728" calcext:value-type="float">
            <text:p>-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3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62912" calcext:value-type="float">
            <text:p>-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3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2024" calcext:value-type="float">
            <text:p>-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3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38528" calcext:value-type="float">
            <text:p>-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3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08048" calcext:value-type="float">
            <text:p>-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3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71472" calcext:value-type="float">
            <text:p>-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3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8976" calcext:value-type="float">
            <text:p>-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3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32432" calcext:value-type="float">
            <text:p>-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3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84248" calcext:value-type="float">
            <text:p>-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3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574" calcext:value-type="float">
            <text:p>-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3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93976" calcext:value-type="float">
            <text:p>-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3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30552" calcext:value-type="float">
            <text:p>-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3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12848" calcext:value-type="float">
            <text:p>-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3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86" calcext:value-type="float">
            <text:p>-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3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80488" calcext:value-type="float">
            <text:p>-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3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42032" calcext:value-type="float">
            <text:p>-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3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37104" calcext:value-type="float">
            <text:p>-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3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61488" calcext:value-type="float">
            <text:p>-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3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21864" calcext:value-type="float">
            <text:p>-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3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98776" calcext:value-type="float">
            <text:p>-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3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64664" calcext:value-type="float">
            <text:p>-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3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0124" calcext:value-type="float">
            <text:p>-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98192" calcext:value-type="float">
            <text:p>-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3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37816" calcext:value-type="float">
            <text:p>-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3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82952" calcext:value-type="float">
            <text:p>-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3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00072" calcext:value-type="float">
            <text:p>-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3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84248" calcext:value-type="float">
            <text:p>-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3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87296" calcext:value-type="float">
            <text:p>-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3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62912" calcext:value-type="float">
            <text:p>-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3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53768" calcext:value-type="float">
            <text:p>-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3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99488" calcext:value-type="float">
            <text:p>-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3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60448" calcext:value-type="float">
            <text:p>-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3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90928" calcext:value-type="float">
            <text:p>-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3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0312" calcext:value-type="float">
            <text:p>-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3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66544" calcext:value-type="float">
            <text:p>-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3-07-18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48256" calcext:value-type="float">
            <text:p>-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3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29968" calcext:value-type="float">
            <text:p>-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3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75688" calcext:value-type="float">
            <text:p>-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3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39112" calcext:value-type="float">
            <text:p>-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3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1168" calcext:value-type="float">
            <text:p>-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3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1168" calcext:value-type="float">
            <text:p>-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3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36064" calcext:value-type="float">
            <text:p>-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3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4216" calcext:value-type="float">
            <text:p>-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3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66544" calcext:value-type="float">
            <text:p>-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3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36648" calcext:value-type="float">
            <text:p>-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3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39696" calcext:value-type="float">
            <text:p>-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3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97024" calcext:value-type="float">
            <text:p>-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3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8788" calcext:value-type="float">
            <text:p>-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3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15312" calcext:value-type="float">
            <text:p>-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3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24456" calcext:value-type="float">
            <text:p>-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3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21408" calcext:value-type="float">
            <text:p>-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3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67128" calcext:value-type="float">
            <text:p>-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3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7932" calcext:value-type="float">
            <text:p>-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098" calcext:value-type="float">
            <text:p>-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3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86" calcext:value-type="float">
            <text:p>-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3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52472" calcext:value-type="float">
            <text:p>-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3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2504" calcext:value-type="float">
            <text:p>-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3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73808" calcext:value-type="float">
            <text:p>-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3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7076" calcext:value-type="float">
            <text:p>-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3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82952" calcext:value-type="float">
            <text:p>-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3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0124" calcext:value-type="float">
            <text:p>-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3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10384" calcext:value-type="float">
            <text:p>-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3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19528" calcext:value-type="float">
            <text:p>-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3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43912" calcext:value-type="float">
            <text:p>-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3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34768" calcext:value-type="float">
            <text:p>-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3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28672" calcext:value-type="float">
            <text:p>-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3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82952" calcext:value-type="float">
            <text:p>-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3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04288" calcext:value-type="float">
            <text:p>-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3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89048" calcext:value-type="float">
            <text:p>-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3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67712" calcext:value-type="float">
            <text:p>-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3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4028" calcext:value-type="float">
            <text:p>-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3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52472" calcext:value-type="float">
            <text:p>-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3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61616" calcext:value-type="float">
            <text:p>-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3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89048" calcext:value-type="float">
            <text:p>-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3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95144" calcext:value-type="float">
            <text:p>-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3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07336" calcext:value-type="float">
            <text:p>-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3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82952" calcext:value-type="float">
            <text:p>-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3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79904" calcext:value-type="float">
            <text:p>-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3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86584" calcext:value-type="float">
            <text:p>-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3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8412" calcext:value-type="float">
            <text:p>-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3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02408" calcext:value-type="float">
            <text:p>-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3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65832" calcext:value-type="float">
            <text:p>-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3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81072" calcext:value-type="float">
            <text:p>-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54224" calcext:value-type="float">
            <text:p>-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3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30424" calcext:value-type="float">
            <text:p>-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3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45664" calcext:value-type="float">
            <text:p>-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3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18232" calcext:value-type="float">
            <text:p>-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3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66416" calcext:value-type="float">
            <text:p>-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3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4508" calcext:value-type="float">
            <text:p>-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3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8412" calcext:value-type="float">
            <text:p>-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3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74392" calcext:value-type="float">
            <text:p>-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3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22576" calcext:value-type="float">
            <text:p>-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3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19528" calcext:value-type="float">
            <text:p>-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3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25624" calcext:value-type="float">
            <text:p>-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3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25624" calcext:value-type="float">
            <text:p>-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3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86" calcext:value-type="float">
            <text:p>-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3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86" calcext:value-type="float">
            <text:p>-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3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34768" calcext:value-type="float">
            <text:p>-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3-05-16 18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98192" calcext:value-type="float">
            <text:p>-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3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37816" calcext:value-type="float">
            <text:p>-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3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4696" calcext:value-type="float">
            <text:p>-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3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22576" calcext:value-type="float">
            <text:p>-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3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50008" calcext:value-type="float">
            <text:p>-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3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40864" calcext:value-type="float">
            <text:p>-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3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59152" calcext:value-type="float">
            <text:p>-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3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7744" calcext:value-type="float">
            <text:p>-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3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34768" calcext:value-type="float">
            <text:p>-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3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4696" calcext:value-type="float">
            <text:p>-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3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86584" calcext:value-type="float">
            <text:p>-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3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41448" calcext:value-type="float">
            <text:p>-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3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71928" calcext:value-type="float">
            <text:p>-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3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17648" calcext:value-type="float">
            <text:p>-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3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84704" calcext:value-type="float">
            <text:p>-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3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30424" calcext:value-type="float">
            <text:p>-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33472" calcext:value-type="float">
            <text:p>-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3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96896" calcext:value-type="float">
            <text:p>-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3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4508" calcext:value-type="float">
            <text:p>-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3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35936" calcext:value-type="float">
            <text:p>-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3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78024" calcext:value-type="float">
            <text:p>-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3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93264" calcext:value-type="float">
            <text:p>-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3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20696" calcext:value-type="float">
            <text:p>-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3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26792" calcext:value-type="float">
            <text:p>-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3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11552" calcext:value-type="float">
            <text:p>-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3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146" calcext:value-type="float">
            <text:p>-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3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38984" calcext:value-type="float">
            <text:p>-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3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38984" calcext:value-type="float">
            <text:p>-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3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2984" calcext:value-type="float">
            <text:p>-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3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74976" calcext:value-type="float">
            <text:p>-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3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44496" calcext:value-type="float">
            <text:p>-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3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65832" calcext:value-type="float">
            <text:p>-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3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87168" calcext:value-type="float">
            <text:p>-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3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90216" calcext:value-type="float">
            <text:p>-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3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47544" calcext:value-type="float">
            <text:p>-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3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0792" calcext:value-type="float">
            <text:p>-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3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56688" calcext:value-type="float">
            <text:p>-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3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96312" calcext:value-type="float">
            <text:p>-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3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87168" calcext:value-type="float">
            <text:p>-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3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87168" calcext:value-type="float">
            <text:p>-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3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384" calcext:value-type="float">
            <text:p>-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3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2984" calcext:value-type="float">
            <text:p>-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3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35936" calcext:value-type="float">
            <text:p>-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3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2984" calcext:value-type="float">
            <text:p>-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3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84704" calcext:value-type="float">
            <text:p>-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3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93848" calcext:value-type="float">
            <text:p>-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3652" calcext:value-type="float">
            <text:p>-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3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09672" calcext:value-type="float">
            <text:p>-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3-03-29 11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72512" calcext:value-type="float">
            <text:p>-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3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63368" calcext:value-type="float">
            <text:p>-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3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51176" calcext:value-type="float">
            <text:p>-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3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33472" calcext:value-type="float">
            <text:p>-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3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21864" calcext:value-type="float">
            <text:p>-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3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8892" calcext:value-type="float">
            <text:p>-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3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10256" calcext:value-type="float">
            <text:p>-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3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8036" calcext:value-type="float">
            <text:p>-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3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04744" calcext:value-type="float">
            <text:p>-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3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99232" calcext:value-type="float">
            <text:p>-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3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48584" calcext:value-type="float">
            <text:p>-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3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03448" calcext:value-type="float">
            <text:p>-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3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58312" calcext:value-type="float">
            <text:p>-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3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328416" calcext:value-type="float">
            <text:p>-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3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32232" calcext:value-type="float">
            <text:p>-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3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416808" calcext:value-type="float">
            <text:p>-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3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553968" calcext:value-type="float">
            <text:p>-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3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575304" calcext:value-type="float">
            <text:p>-3.5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3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614928" calcext:value-type="float">
            <text:p>-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3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675888" calcext:value-type="float">
            <text:p>-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3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639312" calcext:value-type="float">
            <text:p>-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3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639312" calcext:value-type="float">
            <text:p>-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3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6576" calcext:value-type="float">
            <text:p>-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3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624072" calcext:value-type="float">
            <text:p>-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3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602736" calcext:value-type="float">
            <text:p>-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3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608832" calcext:value-type="float">
            <text:p>-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3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560064" calcext:value-type="float">
            <text:p>-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3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441192" calcext:value-type="float">
            <text:p>-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3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33756" calcext:value-type="float">
            <text:p>-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60776" calcext:value-type="float">
            <text:p>-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3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11424" calcext:value-type="float">
            <text:p>-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3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92552" calcext:value-type="float">
            <text:p>-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3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24912" calcext:value-type="float">
            <text:p>-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3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3652" calcext:value-type="float">
            <text:p>-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3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9748" calcext:value-type="float">
            <text:p>-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3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79192" calcext:value-type="float">
            <text:p>-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3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2796" calcext:value-type="float">
            <text:p>-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3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46248" calcext:value-type="float">
            <text:p>-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3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67" calcext:value-type="float">
            <text:p>-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3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12136" calcext:value-type="float">
            <text:p>-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3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2128" calcext:value-type="float">
            <text:p>-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3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24328" calcext:value-type="float">
            <text:p>-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3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96896" calcext:value-type="float">
            <text:p>-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3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3652" calcext:value-type="float">
            <text:p>-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3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45664" calcext:value-type="float">
            <text:p>-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3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70048" calcext:value-type="float">
            <text:p>-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3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57856" calcext:value-type="float">
            <text:p>-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3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0604" calcext:value-type="float">
            <text:p>-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3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7556" calcext:value-type="float">
            <text:p>-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3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146" calcext:value-type="float">
            <text:p>-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3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2984" calcext:value-type="float">
            <text:p>-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3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18232" calcext:value-type="float">
            <text:p>-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3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5176" calcext:value-type="float">
            <text:p>-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3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87752" calcext:value-type="float">
            <text:p>-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3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30424" calcext:value-type="float">
            <text:p>-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3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2128" calcext:value-type="float">
            <text:p>-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3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84704" calcext:value-type="float">
            <text:p>-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3-01-31 20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30424" calcext:value-type="float">
            <text:p>-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3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12136" calcext:value-type="float">
            <text:p>-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3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48712" calcext:value-type="float">
            <text:p>-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3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60904" calcext:value-type="float">
            <text:p>-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3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9748" calcext:value-type="float">
            <text:p>-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3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64536" calcext:value-type="float">
            <text:p>-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3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25496" calcext:value-type="float">
            <text:p>-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3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5844" calcext:value-type="float">
            <text:p>-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3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22448" calcext:value-type="float">
            <text:p>-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3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38272" calcext:value-type="float">
            <text:p>-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3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43784" calcext:value-type="float">
            <text:p>-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3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8036" calcext:value-type="float">
            <text:p>-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3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52928" calcext:value-type="float">
            <text:p>-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3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194" calcext:value-type="float">
            <text:p>-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3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40736" calcext:value-type="float">
            <text:p>-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3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37688" calcext:value-type="float">
            <text:p>-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3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82824" calcext:value-type="float">
            <text:p>-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3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49296" calcext:value-type="float">
            <text:p>-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3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34056" calcext:value-type="float">
            <text:p>-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3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94432" calcext:value-type="float">
            <text:p>-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3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5176" calcext:value-type="float">
            <text:p>-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3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57856" calcext:value-type="float">
            <text:p>-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3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12136" calcext:value-type="float">
            <text:p>-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3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63368" calcext:value-type="float">
            <text:p>-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3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4508" calcext:value-type="float">
            <text:p>-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3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93264" calcext:value-type="float">
            <text:p>-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3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93264" calcext:value-type="float">
            <text:p>-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3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93264" calcext:value-type="float">
            <text:p>-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3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87168" calcext:value-type="float">
            <text:p>-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3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50592" calcext:value-type="float">
            <text:p>-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3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59736" calcext:value-type="float">
            <text:p>-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146" calcext:value-type="float">
            <text:p>-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2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62784" calcext:value-type="float">
            <text:p>-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2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87168" calcext:value-type="float">
            <text:p>-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2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51176" calcext:value-type="float">
            <text:p>-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2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71928" calcext:value-type="float">
            <text:p>-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2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63368" calcext:value-type="float">
            <text:p>-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2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02408" calcext:value-type="float">
            <text:p>-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2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59736" calcext:value-type="float">
            <text:p>-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2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17648" calcext:value-type="float">
            <text:p>-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2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72512" calcext:value-type="float">
            <text:p>-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2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23744" calcext:value-type="float">
            <text:p>-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2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41448" calcext:value-type="float">
            <text:p>-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2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17064" calcext:value-type="float">
            <text:p>-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2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2316" calcext:value-type="float">
            <text:p>-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2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32304" calcext:value-type="float">
            <text:p>-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2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29256" calcext:value-type="float">
            <text:p>-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2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65832" calcext:value-type="float">
            <text:p>-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2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41448" calcext:value-type="float">
            <text:p>-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2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41448" calcext:value-type="float">
            <text:p>-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2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01824" calcext:value-type="float">
            <text:p>-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2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86584" calcext:value-type="float">
            <text:p>-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2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4696" calcext:value-type="float">
            <text:p>-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2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28672" calcext:value-type="float">
            <text:p>-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2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04288" calcext:value-type="float">
            <text:p>-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2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92096" calcext:value-type="float">
            <text:p>-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2-12-06 15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80488" calcext:value-type="float">
            <text:p>-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2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22576" calcext:value-type="float">
            <text:p>-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2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10384" calcext:value-type="float">
            <text:p>-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2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76856" calcext:value-type="float">
            <text:p>-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82952" calcext:value-type="float">
            <text:p>-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2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10384" calcext:value-type="float">
            <text:p>-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2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19528" calcext:value-type="float">
            <text:p>-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2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0792" calcext:value-type="float">
            <text:p>-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2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71344" calcext:value-type="float">
            <text:p>-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2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71344" calcext:value-type="float">
            <text:p>-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2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53056" calcext:value-type="float">
            <text:p>-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2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59152" calcext:value-type="float">
            <text:p>-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2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53056" calcext:value-type="float">
            <text:p>-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2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3172" calcext:value-type="float">
            <text:p>-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2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04288" calcext:value-type="float">
            <text:p>-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2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79904" calcext:value-type="float">
            <text:p>-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2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82952" calcext:value-type="float">
            <text:p>-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2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5552" calcext:value-type="float">
            <text:p>-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2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67712" calcext:value-type="float">
            <text:p>-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2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34184" calcext:value-type="float">
            <text:p>-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2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28088" calcext:value-type="float">
            <text:p>-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2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098" calcext:value-type="float">
            <text:p>-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2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46376" calcext:value-type="float">
            <text:p>-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2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22576" calcext:value-type="float">
            <text:p>-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2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10968" calcext:value-type="float">
            <text:p>-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2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86" calcext:value-type="float">
            <text:p>-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2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2504" calcext:value-type="float">
            <text:p>-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2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54936" calcext:value-type="float">
            <text:p>-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2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00656" calcext:value-type="float">
            <text:p>-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2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97608" calcext:value-type="float">
            <text:p>-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2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73224" calcext:value-type="float">
            <text:p>-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2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336" calcext:value-type="float">
            <text:p>-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2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84832" calcext:value-type="float">
            <text:p>-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2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8788" calcext:value-type="float">
            <text:p>-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51888" calcext:value-type="float">
            <text:p>-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2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03704" calcext:value-type="float">
            <text:p>-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2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24456" calcext:value-type="float">
            <text:p>-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2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8788" calcext:value-type="float">
            <text:p>-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2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1836" calcext:value-type="float">
            <text:p>-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2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57984" calcext:value-type="float">
            <text:p>-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2-10-25 18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09672" calcext:value-type="float">
            <text:p>-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2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194" calcext:value-type="float">
            <text:p>-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2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22448" calcext:value-type="float">
            <text:p>-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2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91968" calcext:value-type="float">
            <text:p>-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2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76728" calcext:value-type="float">
            <text:p>-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2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70632" calcext:value-type="float">
            <text:p>-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2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79776" calcext:value-type="float">
            <text:p>-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2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01112" calcext:value-type="float">
            <text:p>-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2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0416" calcext:value-type="float">
            <text:p>-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2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64536" calcext:value-type="float">
            <text:p>-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2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5844" calcext:value-type="float">
            <text:p>-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2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64536" calcext:value-type="float">
            <text:p>-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2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07208" calcext:value-type="float">
            <text:p>-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2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76728" calcext:value-type="float">
            <text:p>-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2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79776" calcext:value-type="float">
            <text:p>-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2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01112" calcext:value-type="float">
            <text:p>-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2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91968" calcext:value-type="float">
            <text:p>-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2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10256" calcext:value-type="float">
            <text:p>-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2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3464" calcext:value-type="float">
            <text:p>-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2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43784" calcext:value-type="float">
            <text:p>-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2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16936" calcext:value-type="float">
            <text:p>-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2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11424" calcext:value-type="float">
            <text:p>-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2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48" calcext:value-type="float">
            <text:p>-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2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11424" calcext:value-type="float">
            <text:p>-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2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4988" calcext:value-type="float">
            <text:p>-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44368" calcext:value-type="float">
            <text:p>-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2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08376" calcext:value-type="float">
            <text:p>-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2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01696" calcext:value-type="float">
            <text:p>-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2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22448" calcext:value-type="float">
            <text:p>-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2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8892" calcext:value-type="float">
            <text:p>-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2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82824" calcext:value-type="float">
            <text:p>-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2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70632" calcext:value-type="float">
            <text:p>-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2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40736" calcext:value-type="float">
            <text:p>-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2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98648" calcext:value-type="float">
            <text:p>-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2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35224" calcext:value-type="float">
            <text:p>-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2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04744" calcext:value-type="float">
            <text:p>-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2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956" calcext:value-type="float">
            <text:p>-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2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95016" calcext:value-type="float">
            <text:p>-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2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85288" calcext:value-type="float">
            <text:p>-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2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39568" calcext:value-type="float">
            <text:p>-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2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27376" calcext:value-type="float">
            <text:p>-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2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0604" calcext:value-type="float">
            <text:p>-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2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09088" calcext:value-type="float">
            <text:p>-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2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6032" calcext:value-type="float">
            <text:p>-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2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42032" calcext:value-type="float">
            <text:p>-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2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74976" calcext:value-type="float">
            <text:p>-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2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10968" calcext:value-type="float">
            <text:p>-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2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89632" calcext:value-type="float">
            <text:p>-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2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1648" calcext:value-type="float">
            <text:p>-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2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37816" calcext:value-type="float">
            <text:p>-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2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10384" calcext:value-type="float">
            <text:p>-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2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22576" calcext:value-type="float">
            <text:p>-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2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40864" calcext:value-type="float">
            <text:p>-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2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80488" calcext:value-type="float">
            <text:p>-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2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80488" calcext:value-type="float">
            <text:p>-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59152" calcext:value-type="float">
            <text:p>-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2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43912" calcext:value-type="float">
            <text:p>-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2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34768" calcext:value-type="float">
            <text:p>-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2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13432" calcext:value-type="float">
            <text:p>-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2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76856" calcext:value-type="float">
            <text:p>-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2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4028" calcext:value-type="float">
            <text:p>-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2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97608" calcext:value-type="float">
            <text:p>-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2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00656" calcext:value-type="float">
            <text:p>-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2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5552" calcext:value-type="float">
            <text:p>-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2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7076" calcext:value-type="float">
            <text:p>-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2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92096" calcext:value-type="float">
            <text:p>-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2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12848" calcext:value-type="float">
            <text:p>-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2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34184" calcext:value-type="float">
            <text:p>-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2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52472" calcext:value-type="float">
            <text:p>-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2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58568" calcext:value-type="float">
            <text:p>-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2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82952" calcext:value-type="float">
            <text:p>-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2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1648" calcext:value-type="float">
            <text:p>-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2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59152" calcext:value-type="float">
            <text:p>-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2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89048" calcext:value-type="float">
            <text:p>-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2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12848" calcext:value-type="float">
            <text:p>-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2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73224" calcext:value-type="float">
            <text:p>-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2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46376" calcext:value-type="float">
            <text:p>-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2-08-09 18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73224" calcext:value-type="float">
            <text:p>-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2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46376" calcext:value-type="float">
            <text:p>-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2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52472" calcext:value-type="float">
            <text:p>-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2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2504" calcext:value-type="float">
            <text:p>-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2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82368" calcext:value-type="float">
            <text:p>-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2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85416" calcext:value-type="float">
            <text:p>-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2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64664" calcext:value-type="float">
            <text:p>-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2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76856" calcext:value-type="float">
            <text:p>-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2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86" calcext:value-type="float">
            <text:p>-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76856" calcext:value-type="float">
            <text:p>-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2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7076" calcext:value-type="float">
            <text:p>-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2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19528" calcext:value-type="float">
            <text:p>-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2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53056" calcext:value-type="float">
            <text:p>-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2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50008" calcext:value-type="float">
            <text:p>-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2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32304" calcext:value-type="float">
            <text:p>-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2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56688" calcext:value-type="float">
            <text:p>-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2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90216" calcext:value-type="float">
            <text:p>-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2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8412" calcext:value-type="float">
            <text:p>-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2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47544" calcext:value-type="float">
            <text:p>-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2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71928" calcext:value-type="float">
            <text:p>-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2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32304" calcext:value-type="float">
            <text:p>-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2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20112" calcext:value-type="float">
            <text:p>-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2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83536" calcext:value-type="float">
            <text:p>-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2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86584" calcext:value-type="float">
            <text:p>-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2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13432" calcext:value-type="float">
            <text:p>-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2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89048" calcext:value-type="float">
            <text:p>-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2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58568" calcext:value-type="float">
            <text:p>-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2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0124" calcext:value-type="float">
            <text:p>-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2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34768" calcext:value-type="float">
            <text:p>-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2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4696" calcext:value-type="float">
            <text:p>-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2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34768" calcext:value-type="float">
            <text:p>-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2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1648" calcext:value-type="float">
            <text:p>-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2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67712" calcext:value-type="float">
            <text:p>-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2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79904" calcext:value-type="float">
            <text:p>-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2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79904" calcext:value-type="float">
            <text:p>-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2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3172" calcext:value-type="float">
            <text:p>-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2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56104" calcext:value-type="float">
            <text:p>-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2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86584" calcext:value-type="float">
            <text:p>-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2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04872" calcext:value-type="float">
            <text:p>-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2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98776" calcext:value-type="float">
            <text:p>-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14016" calcext:value-type="float">
            <text:p>-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2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622" calcext:value-type="float">
            <text:p>-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2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47544" calcext:value-type="float">
            <text:p>-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2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59736" calcext:value-type="float">
            <text:p>-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2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81072" calcext:value-type="float">
            <text:p>-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2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48128" calcext:value-type="float">
            <text:p>-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2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0604" calcext:value-type="float">
            <text:p>-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2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81656" calcext:value-type="float">
            <text:p>-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2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69464" calcext:value-type="float">
            <text:p>-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2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42032" calcext:value-type="float">
            <text:p>-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2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93848" calcext:value-type="float">
            <text:p>-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2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79192" calcext:value-type="float">
            <text:p>-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2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88336" calcext:value-type="float">
            <text:p>-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2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57856" calcext:value-type="float">
            <text:p>-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2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00528" calcext:value-type="float">
            <text:p>-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2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432" calcext:value-type="float">
            <text:p>-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2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46248" calcext:value-type="float">
            <text:p>-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2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432" calcext:value-type="float">
            <text:p>-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2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52344" calcext:value-type="float">
            <text:p>-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2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82824" calcext:value-type="float">
            <text:p>-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2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432" calcext:value-type="float">
            <text:p>-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2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91384" calcext:value-type="float">
            <text:p>-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2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09672" calcext:value-type="float">
            <text:p>-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2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00528" calcext:value-type="float">
            <text:p>-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2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09672" calcext:value-type="float">
            <text:p>-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2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46248" calcext:value-type="float">
            <text:p>-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2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1272" calcext:value-type="float">
            <text:p>-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2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76144" calcext:value-type="float">
            <text:p>-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2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40152" calcext:value-type="float">
            <text:p>-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2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46248" calcext:value-type="float">
            <text:p>-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52344" calcext:value-type="float">
            <text:p>-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2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64536" calcext:value-type="float">
            <text:p>-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2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10256" calcext:value-type="float">
            <text:p>-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2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22448" calcext:value-type="float">
            <text:p>-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2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25496" calcext:value-type="float">
            <text:p>-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2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01112" calcext:value-type="float">
            <text:p>-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2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16352" calcext:value-type="float">
            <text:p>-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2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82824" calcext:value-type="float">
            <text:p>-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2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10256" calcext:value-type="float">
            <text:p>-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2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7368" calcext:value-type="float">
            <text:p>-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2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52344" calcext:value-type="float">
            <text:p>-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2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85872" calcext:value-type="float">
            <text:p>-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2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194" calcext:value-type="float">
            <text:p>-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2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59024" calcext:value-type="float">
            <text:p>-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2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4132" calcext:value-type="float">
            <text:p>-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2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11424" calcext:value-type="float">
            <text:p>-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2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14472" calcext:value-type="float">
            <text:p>-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2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41904" calcext:value-type="float">
            <text:p>-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2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02864" calcext:value-type="float">
            <text:p>-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2-05-12 14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29712" calcext:value-type="float">
            <text:p>-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2-05-11 18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81528" calcext:value-type="float">
            <text:p>-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2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60192" calcext:value-type="float">
            <text:p>-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2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9372" calcext:value-type="float">
            <text:p>-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2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51632" calcext:value-type="float">
            <text:p>-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2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42488" calcext:value-type="float">
            <text:p>-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2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21152" calcext:value-type="float">
            <text:p>-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2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66872" calcext:value-type="float">
            <text:p>-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2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6992" calcext:value-type="float">
            <text:p>-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2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88208" calcext:value-type="float">
            <text:p>-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2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06496" calcext:value-type="float">
            <text:p>-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2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03448" calcext:value-type="float">
            <text:p>-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004" calcext:value-type="float">
            <text:p>-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2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27832" calcext:value-type="float">
            <text:p>-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2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40024" calcext:value-type="float">
            <text:p>-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2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36976" calcext:value-type="float">
            <text:p>-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2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18688" calcext:value-type="float">
            <text:p>-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2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73552" calcext:value-type="float">
            <text:p>-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2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70504" calcext:value-type="float">
            <text:p>-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2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70504" calcext:value-type="float">
            <text:p>-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2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4612" calcext:value-type="float">
            <text:p>-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2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36976" calcext:value-type="float">
            <text:p>-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2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70504" calcext:value-type="float">
            <text:p>-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2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300984" calcext:value-type="float">
            <text:p>-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2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33756" calcext:value-type="float">
            <text:p>-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2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325368" calcext:value-type="float">
            <text:p>-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2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331464" calcext:value-type="float">
            <text:p>-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2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325368" calcext:value-type="float">
            <text:p>-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2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94888" calcext:value-type="float">
            <text:p>-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2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67456" calcext:value-type="float">
            <text:p>-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2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4612" calcext:value-type="float">
            <text:p>-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2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79648" calcext:value-type="float">
            <text:p>-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2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9184" calcext:value-type="float">
            <text:p>-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2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82696" calcext:value-type="float">
            <text:p>-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2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349752" calcext:value-type="float">
            <text:p>-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2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41376" calcext:value-type="float">
            <text:p>-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2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374136" calcext:value-type="float">
            <text:p>-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2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386328" calcext:value-type="float">
            <text:p>-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2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39852" calcext:value-type="float">
            <text:p>-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2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456432" calcext:value-type="float">
            <text:p>-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2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453384" calcext:value-type="float">
            <text:p>-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2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456432" calcext:value-type="float">
            <text:p>-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48996" calcext:value-type="float">
            <text:p>-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2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39852" calcext:value-type="float">
            <text:p>-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2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334512" calcext:value-type="float">
            <text:p>-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2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395472" calcext:value-type="float">
            <text:p>-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2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41376" calcext:value-type="float">
            <text:p>-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2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425952" calcext:value-type="float">
            <text:p>-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2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432048" calcext:value-type="float">
            <text:p>-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2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447288" calcext:value-type="float">
            <text:p>-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2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392424" calcext:value-type="float">
            <text:p>-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2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304032" calcext:value-type="float">
            <text:p>-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2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300984" calcext:value-type="float">
            <text:p>-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2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349752" calcext:value-type="float">
            <text:p>-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2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361944" calcext:value-type="float">
            <text:p>-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2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319272" calcext:value-type="float">
            <text:p>-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2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325368" calcext:value-type="float">
            <text:p>-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2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58312" calcext:value-type="float">
            <text:p>-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2-03-15 18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242" calcext:value-type="float">
            <text:p>-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2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87624" calcext:value-type="float">
            <text:p>-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7848" calcext:value-type="float">
            <text:p>-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2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72384" calcext:value-type="float">
            <text:p>-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2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1752" calcext:value-type="float">
            <text:p>-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2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8704" calcext:value-type="float">
            <text:p>-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2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68752" calcext:value-type="float">
            <text:p>-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2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4132" calcext:value-type="float">
            <text:p>-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2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62656" calcext:value-type="float">
            <text:p>-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2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68752" calcext:value-type="float">
            <text:p>-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2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4132" calcext:value-type="float">
            <text:p>-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2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68752" calcext:value-type="float">
            <text:p>-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2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83992" calcext:value-type="float">
            <text:p>-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2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65704" calcext:value-type="float">
            <text:p>-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2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74848" calcext:value-type="float">
            <text:p>-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2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65704" calcext:value-type="float">
            <text:p>-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2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23616" calcext:value-type="float">
            <text:p>-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2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27248" calcext:value-type="float">
            <text:p>-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2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7848" calcext:value-type="float">
            <text:p>-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2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57144" calcext:value-type="float">
            <text:p>-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2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60192" calcext:value-type="float">
            <text:p>-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2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99232" calcext:value-type="float">
            <text:p>-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2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32176" calcext:value-type="float">
            <text:p>-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2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71216" calcext:value-type="float">
            <text:p>-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2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13304" calcext:value-type="float">
            <text:p>-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2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95016" calcext:value-type="float">
            <text:p>-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2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98648" calcext:value-type="float">
            <text:p>-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2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53512" calcext:value-type="float">
            <text:p>-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2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74848" calcext:value-type="float">
            <text:p>-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2-02-01 20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16352" calcext:value-type="float">
            <text:p>-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83992" calcext:value-type="float">
            <text:p>-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2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80944" calcext:value-type="float">
            <text:p>-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2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0228" calcext:value-type="float">
            <text:p>-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2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3276" calcext:value-type="float">
            <text:p>-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2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53512" calcext:value-type="float">
            <text:p>-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2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29128" calcext:value-type="float">
            <text:p>-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2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23032" calcext:value-type="float">
            <text:p>-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2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74264" calcext:value-type="float">
            <text:p>-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2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46832" calcext:value-type="float">
            <text:p>-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2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43784" calcext:value-type="float">
            <text:p>-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2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68168" calcext:value-type="float">
            <text:p>-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2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16352" calcext:value-type="float">
            <text:p>-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2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79776" calcext:value-type="float">
            <text:p>-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2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64536" calcext:value-type="float">
            <text:p>-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2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43784" calcext:value-type="float">
            <text:p>-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2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50464" calcext:value-type="float">
            <text:p>-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2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86456" calcext:value-type="float">
            <text:p>-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2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4132" calcext:value-type="float">
            <text:p>-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2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16936" calcext:value-type="float">
            <text:p>-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2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25496" calcext:value-type="float">
            <text:p>-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2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16352" calcext:value-type="float">
            <text:p>-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2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0416" calcext:value-type="float">
            <text:p>-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2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01112" calcext:value-type="float">
            <text:p>-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2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67584" calcext:value-type="float">
            <text:p>-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2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37104" calcext:value-type="float">
            <text:p>-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2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28544" calcext:value-type="float">
            <text:p>-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2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37688" calcext:value-type="float">
            <text:p>-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2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64536" calcext:value-type="float">
            <text:p>-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2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95016" calcext:value-type="float">
            <text:p>-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2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59024" calcext:value-type="float">
            <text:p>-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2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31592" calcext:value-type="float">
            <text:p>-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67584" calcext:value-type="float">
            <text:p>-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1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64536" calcext:value-type="float">
            <text:p>-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1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432" calcext:value-type="float">
            <text:p>-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1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9748" calcext:value-type="float">
            <text:p>-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1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8224" calcext:value-type="float">
            <text:p>-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1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79192" calcext:value-type="float">
            <text:p>-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1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57856" calcext:value-type="float">
            <text:p>-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1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39568" calcext:value-type="float">
            <text:p>-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1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33472" calcext:value-type="float">
            <text:p>-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1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85288" calcext:value-type="float">
            <text:p>-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1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09672" calcext:value-type="float">
            <text:p>-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1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42616" calcext:value-type="float">
            <text:p>-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1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60904" calcext:value-type="float">
            <text:p>-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1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30424" calcext:value-type="float">
            <text:p>-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1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72512" calcext:value-type="float">
            <text:p>-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1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78608" calcext:value-type="float">
            <text:p>-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1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66416" calcext:value-type="float">
            <text:p>-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1-12-14 19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63368" calcext:value-type="float">
            <text:p>-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1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93848" calcext:value-type="float">
            <text:p>-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1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99944" calcext:value-type="float">
            <text:p>-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1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24328" calcext:value-type="float">
            <text:p>-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1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09088" calcext:value-type="float">
            <text:p>-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1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0604" calcext:value-type="float">
            <text:p>-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1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96896" calcext:value-type="float">
            <text:p>-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1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72512" calcext:value-type="float">
            <text:p>-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1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69464" calcext:value-type="float">
            <text:p>-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1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48128" calcext:value-type="float">
            <text:p>-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1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32888" calcext:value-type="float">
            <text:p>-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1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2984" calcext:value-type="float">
            <text:p>-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1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51176" calcext:value-type="float">
            <text:p>-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1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146" calcext:value-type="float">
            <text:p>-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35936" calcext:value-type="float">
            <text:p>-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1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45664" calcext:value-type="float">
            <text:p>-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1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27376" calcext:value-type="float">
            <text:p>-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1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6032" calcext:value-type="float">
            <text:p>-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1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51176" calcext:value-type="float">
            <text:p>-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1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9936" calcext:value-type="float">
            <text:p>-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1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65832" calcext:value-type="float">
            <text:p>-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1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87168" calcext:value-type="float">
            <text:p>-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1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08504" calcext:value-type="float">
            <text:p>-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1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20112" calcext:value-type="float">
            <text:p>-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1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622" calcext:value-type="float">
            <text:p>-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1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74392" calcext:value-type="float">
            <text:p>-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1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98776" calcext:value-type="float">
            <text:p>-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1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7744" calcext:value-type="float">
            <text:p>-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1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95728" calcext:value-type="float">
            <text:p>-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1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47544" calcext:value-type="float">
            <text:p>-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1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90216" calcext:value-type="float">
            <text:p>-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1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87168" calcext:value-type="float">
            <text:p>-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1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9936" calcext:value-type="float">
            <text:p>-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1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05456" calcext:value-type="float">
            <text:p>-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1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59736" calcext:value-type="float">
            <text:p>-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1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2316" calcext:value-type="float">
            <text:p>-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1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02408" calcext:value-type="float">
            <text:p>-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1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7556" calcext:value-type="float">
            <text:p>-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1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65832" calcext:value-type="float">
            <text:p>-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1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2316" calcext:value-type="float">
            <text:p>-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1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4696" calcext:value-type="float">
            <text:p>-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1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92096" calcext:value-type="float">
            <text:p>-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1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04288" calcext:value-type="float">
            <text:p>-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1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22576" calcext:value-type="float">
            <text:p>-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56104" calcext:value-type="float">
            <text:p>-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1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74392" calcext:value-type="float">
            <text:p>-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1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65248" calcext:value-type="float">
            <text:p>-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1-10-27 19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93848" calcext:value-type="float">
            <text:p>-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1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95728" calcext:value-type="float">
            <text:p>-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1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14016" calcext:value-type="float">
            <text:p>-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1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41448" calcext:value-type="float">
            <text:p>-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1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83536" calcext:value-type="float">
            <text:p>-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1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04288" calcext:value-type="float">
            <text:p>-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1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92096" calcext:value-type="float">
            <text:p>-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1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37816" calcext:value-type="float">
            <text:p>-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1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43912" calcext:value-type="float">
            <text:p>-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1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28672" calcext:value-type="float">
            <text:p>-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1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92096" calcext:value-type="float">
            <text:p>-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1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43328" calcext:value-type="float">
            <text:p>-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1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06752" calcext:value-type="float">
            <text:p>-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1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28088" calcext:value-type="float">
            <text:p>-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1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28088" calcext:value-type="float">
            <text:p>-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1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00656" calcext:value-type="float">
            <text:p>-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1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098" calcext:value-type="float">
            <text:p>-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1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15896" calcext:value-type="float">
            <text:p>-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1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37232" calcext:value-type="float">
            <text:p>-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1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5552" calcext:value-type="float">
            <text:p>-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1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46376" calcext:value-type="float">
            <text:p>-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1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58568" calcext:value-type="float">
            <text:p>-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1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86" calcext:value-type="float">
            <text:p>-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1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82952" calcext:value-type="float">
            <text:p>-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1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58568" calcext:value-type="float">
            <text:p>-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1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58568" calcext:value-type="float">
            <text:p>-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1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15896" calcext:value-type="float">
            <text:p>-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1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15896" calcext:value-type="float">
            <text:p>-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1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85416" calcext:value-type="float">
            <text:p>-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1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61032" calcext:value-type="float">
            <text:p>-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21408" calcext:value-type="float">
            <text:p>-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1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27504" calcext:value-type="float">
            <text:p>-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1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1836" calcext:value-type="float">
            <text:p>-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1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06168" calcext:value-type="float">
            <text:p>-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1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15312" calcext:value-type="float">
            <text:p>-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1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336" calcext:value-type="float">
            <text:p>-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1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42744" calcext:value-type="float">
            <text:p>-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1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09216" calcext:value-type="float">
            <text:p>-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1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15312" calcext:value-type="float">
            <text:p>-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1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06168" calcext:value-type="float">
            <text:p>-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1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30552" calcext:value-type="float">
            <text:p>-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1-07-20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30552" calcext:value-type="float">
            <text:p>-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1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8788" calcext:value-type="float">
            <text:p>-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1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81784" calcext:value-type="float">
            <text:p>-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1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7264" calcext:value-type="float">
            <text:p>-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1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84832" calcext:value-type="float">
            <text:p>-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1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97024" calcext:value-type="float">
            <text:p>-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1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00072" calcext:value-type="float">
            <text:p>-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1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15312" calcext:value-type="float">
            <text:p>-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1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61032" calcext:value-type="float">
            <text:p>-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1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88464" calcext:value-type="float">
            <text:p>-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1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12848" calcext:value-type="float">
            <text:p>-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1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03704" calcext:value-type="float">
            <text:p>-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1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37232" calcext:value-type="float">
            <text:p>-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1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52472" calcext:value-type="float">
            <text:p>-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1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54936" calcext:value-type="float">
            <text:p>-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1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9456" calcext:value-type="float">
            <text:p>-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1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06752" calcext:value-type="float">
            <text:p>-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1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76272" calcext:value-type="float">
            <text:p>-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1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4884" calcext:value-type="float">
            <text:p>-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1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90928" calcext:value-type="float">
            <text:p>-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63496" calcext:value-type="float">
            <text:p>-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1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78736" calcext:value-type="float">
            <text:p>-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1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84832" calcext:value-type="float">
            <text:p>-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1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84832" calcext:value-type="float">
            <text:p>-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1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12264" calcext:value-type="float">
            <text:p>-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1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12264" calcext:value-type="float">
            <text:p>-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1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27504" calcext:value-type="float">
            <text:p>-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1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30552" calcext:value-type="float">
            <text:p>-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1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7932" calcext:value-type="float">
            <text:p>-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1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54936" calcext:value-type="float">
            <text:p>-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1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06752" calcext:value-type="float">
            <text:p>-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1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82368" calcext:value-type="float">
            <text:p>-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1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51888" calcext:value-type="float">
            <text:p>-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1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06752" calcext:value-type="float">
            <text:p>-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1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67712" calcext:value-type="float">
            <text:p>-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1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0124" calcext:value-type="float">
            <text:p>-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1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22576" calcext:value-type="float">
            <text:p>-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1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4696" calcext:value-type="float">
            <text:p>-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1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28672" calcext:value-type="float">
            <text:p>-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1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28672" calcext:value-type="float">
            <text:p>-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1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79904" calcext:value-type="float">
            <text:p>-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1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46376" calcext:value-type="float">
            <text:p>-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1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46376" calcext:value-type="float">
            <text:p>-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1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21992" calcext:value-type="float">
            <text:p>-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1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67712" calcext:value-type="float">
            <text:p>-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1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95144" calcext:value-type="float">
            <text:p>-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1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28672" calcext:value-type="float">
            <text:p>-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1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65248" calcext:value-type="float">
            <text:p>-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1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86" calcext:value-type="float">
            <text:p>-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1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49424" calcext:value-type="float">
            <text:p>-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4028" calcext:value-type="float">
            <text:p>-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1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89048" calcext:value-type="float">
            <text:p>-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1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43912" calcext:value-type="float">
            <text:p>-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1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71344" calcext:value-type="float">
            <text:p>-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1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59152" calcext:value-type="float">
            <text:p>-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1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80488" calcext:value-type="float">
            <text:p>-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1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9268" calcext:value-type="float">
            <text:p>-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1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41448" calcext:value-type="float">
            <text:p>-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1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0792" calcext:value-type="float">
            <text:p>-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1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622" calcext:value-type="float">
            <text:p>-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1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74392" calcext:value-type="float">
            <text:p>-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1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89632" calcext:value-type="float">
            <text:p>-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1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29256" calcext:value-type="float">
            <text:p>-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1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29256" calcext:value-type="float">
            <text:p>-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1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20112" calcext:value-type="float">
            <text:p>-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1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44496" calcext:value-type="float">
            <text:p>-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1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8412" calcext:value-type="float">
            <text:p>-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1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66416" calcext:value-type="float">
            <text:p>-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1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69464" calcext:value-type="float">
            <text:p>-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1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4508" calcext:value-type="float">
            <text:p>-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1-05-11 18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04872" calcext:value-type="float">
            <text:p>-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1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72512" calcext:value-type="float">
            <text:p>-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1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69464" calcext:value-type="float">
            <text:p>-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1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54224" calcext:value-type="float">
            <text:p>-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1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908" calcext:value-type="float">
            <text:p>-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1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88336" calcext:value-type="float">
            <text:p>-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1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03576" calcext:value-type="float">
            <text:p>-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1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00528" calcext:value-type="float">
            <text:p>-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1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76728" calcext:value-type="float">
            <text:p>-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1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31592" calcext:value-type="float">
            <text:p>-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1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28544" calcext:value-type="float">
            <text:p>-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59024" calcext:value-type="float">
            <text:p>-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1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32176" calcext:value-type="float">
            <text:p>-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1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01696" calcext:value-type="float">
            <text:p>-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1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23032" calcext:value-type="float">
            <text:p>-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1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71216" calcext:value-type="float">
            <text:p>-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1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62072" calcext:value-type="float">
            <text:p>-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1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194" calcext:value-type="float">
            <text:p>-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1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52344" calcext:value-type="float">
            <text:p>-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1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52344" calcext:value-type="float">
            <text:p>-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1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95016" calcext:value-type="float">
            <text:p>-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1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46832" calcext:value-type="float">
            <text:p>-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1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16936" calcext:value-type="float">
            <text:p>-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1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32176" calcext:value-type="float">
            <text:p>-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1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99232" calcext:value-type="float">
            <text:p>-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1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99232" calcext:value-type="float">
            <text:p>-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1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93136" calcext:value-type="float">
            <text:p>-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1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50464" calcext:value-type="float">
            <text:p>-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1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50464" calcext:value-type="float">
            <text:p>-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1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11424" calcext:value-type="float">
            <text:p>-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1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93136" calcext:value-type="float">
            <text:p>-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1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68752" calcext:value-type="float">
            <text:p>-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1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47416" calcext:value-type="float">
            <text:p>-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1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93136" calcext:value-type="float">
            <text:p>-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1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93136" calcext:value-type="float">
            <text:p>-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1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77896" calcext:value-type="float">
            <text:p>-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1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0228" calcext:value-type="float">
            <text:p>-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1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99232" calcext:value-type="float">
            <text:p>-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1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80944" calcext:value-type="float">
            <text:p>-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1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1752" calcext:value-type="float">
            <text:p>-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1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66288" calcext:value-type="float">
            <text:p>-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05912" calcext:value-type="float">
            <text:p>-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1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0896" calcext:value-type="float">
            <text:p>-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1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30296" calcext:value-type="float">
            <text:p>-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1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6992" calcext:value-type="float">
            <text:p>-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1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48584" calcext:value-type="float">
            <text:p>-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1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42488" calcext:value-type="float">
            <text:p>-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1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79064" calcext:value-type="float">
            <text:p>-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1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21736" calcext:value-type="float">
            <text:p>-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1-03-23 17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33928" calcext:value-type="float">
            <text:p>-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1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64408" calcext:value-type="float">
            <text:p>-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1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24784" calcext:value-type="float">
            <text:p>-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1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6992" calcext:value-type="float">
            <text:p>-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1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12592" calcext:value-type="float">
            <text:p>-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1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64408" calcext:value-type="float">
            <text:p>-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1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40024" calcext:value-type="float">
            <text:p>-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1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6136" calcext:value-type="float">
            <text:p>-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1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3088" calcext:value-type="float">
            <text:p>-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1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43072" calcext:value-type="float">
            <text:p>-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1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3088" calcext:value-type="float">
            <text:p>-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1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64408" calcext:value-type="float">
            <text:p>-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1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21736" calcext:value-type="float">
            <text:p>-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1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88208" calcext:value-type="float">
            <text:p>-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1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76016" calcext:value-type="float">
            <text:p>-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1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09544" calcext:value-type="float">
            <text:p>-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1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64408" calcext:value-type="float">
            <text:p>-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1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30708" calcext:value-type="float">
            <text:p>-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1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82696" calcext:value-type="float">
            <text:p>-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1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300984" calcext:value-type="float">
            <text:p>-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1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349752" calcext:value-type="float">
            <text:p>-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1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304032" calcext:value-type="float">
            <text:p>-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1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73552" calcext:value-type="float">
            <text:p>-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49168" calcext:value-type="float">
            <text:p>-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1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03448" calcext:value-type="float">
            <text:p>-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1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66872" calcext:value-type="float">
            <text:p>-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1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6992" calcext:value-type="float">
            <text:p>-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1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33928" calcext:value-type="float">
            <text:p>-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1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27832" calcext:value-type="float">
            <text:p>-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1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36976" calcext:value-type="float">
            <text:p>-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1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51632" calcext:value-type="float">
            <text:p>-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1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51632" calcext:value-type="float">
            <text:p>-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1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27832" calcext:value-type="float">
            <text:p>-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1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1564" calcext:value-type="float">
            <text:p>-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1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60776" calcext:value-type="float">
            <text:p>-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1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97352" calcext:value-type="float">
            <text:p>-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1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40024" calcext:value-type="float">
            <text:p>-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1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18688" calcext:value-type="float">
            <text:p>-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1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21736" calcext:value-type="float">
            <text:p>-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1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09544" calcext:value-type="float">
            <text:p>-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1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63824" calcext:value-type="float">
            <text:p>-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1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33344" calcext:value-type="float">
            <text:p>-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1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75432" calcext:value-type="float">
            <text:p>-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1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75432" calcext:value-type="float">
            <text:p>-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1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72968" calcext:value-type="float">
            <text:p>-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1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42488" calcext:value-type="float">
            <text:p>-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1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48584" calcext:value-type="float">
            <text:p>-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1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57728" calcext:value-type="float">
            <text:p>-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1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72968" calcext:value-type="float">
            <text:p>-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1-02-02 21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48584" calcext:value-type="float">
            <text:p>-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1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06496" calcext:value-type="float">
            <text:p>-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43072" calcext:value-type="float">
            <text:p>-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1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94888" calcext:value-type="float">
            <text:p>-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1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39852" calcext:value-type="float">
            <text:p>-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1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563112" calcext:value-type="float">
            <text:p>-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1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660648" calcext:value-type="float">
            <text:p>-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1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441192" calcext:value-type="float">
            <text:p>-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1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87624" calcext:value-type="float">
            <text:p>-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1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0228" calcext:value-type="float">
            <text:p>-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1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08376" calcext:value-type="float">
            <text:p>-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1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68752" calcext:value-type="float">
            <text:p>-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1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62072" calcext:value-type="float">
            <text:p>-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1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03576" calcext:value-type="float">
            <text:p>-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1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02992" calcext:value-type="float">
            <text:p>-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1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33472" calcext:value-type="float">
            <text:p>-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1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5176" calcext:value-type="float">
            <text:p>-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1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48712" calcext:value-type="float">
            <text:p>-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1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85288" calcext:value-type="float">
            <text:p>-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1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91384" calcext:value-type="float">
            <text:p>-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1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8224" calcext:value-type="float">
            <text:p>-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1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67" calcext:value-type="float">
            <text:p>-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1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24912" calcext:value-type="float">
            <text:p>-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1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21864" calcext:value-type="float">
            <text:p>-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1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91384" calcext:value-type="float">
            <text:p>-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1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1272" calcext:value-type="float">
            <text:p>-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1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63952" calcext:value-type="float">
            <text:p>-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1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02992" calcext:value-type="float">
            <text:p>-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1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54808" calcext:value-type="float">
            <text:p>-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1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45664" calcext:value-type="float">
            <text:p>-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1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27376" calcext:value-type="float">
            <text:p>-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1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66416" calcext:value-type="float">
            <text:p>-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1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63368" calcext:value-type="float">
            <text:p>-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3578742857143" calcext:value-type="float">
            <text:p>-2.435787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932896" calcext:value-type="float">
            <text:p>-2.393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5097935483871" calcext:value-type="float">
            <text:p>-2.550979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220168" calcext:value-type="float">
            <text:p>-2.522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2410222222222" calcext:value-type="float">
            <text:p>-2.624102222222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8835974193548" calcext:value-type="float">
            <text:p>-2.288359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59152" calcext:value-type="float">
            <text:p>-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7109661538461" calcext:value-type="float">
            <text:p>-2.971096615384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7179406451613" calcext:value-type="float">
            <text:p>-3.071794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609288" calcext:value-type="float">
            <text:p>-2.96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811584516129" calcext:value-type="float">
            <text:p>-2.681158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401145" calcext:value-type="float">
            <text:p>-2.44011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5316025806452" calcext:value-type="float">
            <text:p>-2.253160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4667690322581" calcext:value-type="float">
            <text:p>-2.146676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4065548387097" calcext:value-type="float">
            <text:p>-2.540655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4086993548387" calcext:value-type="float">
            <text:p>-2.240869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867495" calcext:value-type="float">
            <text:p>-2.18674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295352" calcext:value-type="float">
            <text:p>-2.529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477387" calcext:value-type="float">
            <text:p>-3.477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4163" calcext:value-type="float">
            <text:p>-3.41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67578967741935" calcext:value-type="float">
            <text:p>-3.6757896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71351503448276" calcext:value-type="float">
            <text:p>-3.71351503448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47540825806452" calcext:value-type="float">
            <text:p>-3.475408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158305" calcext:value-type="float">
            <text:p>-3.21583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310584" calcext:value-type="float">
            <text:p>-2.93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388435" calcext:value-type="float">
            <text:p>-2.93884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888688" calcext:value-type="float">
            <text:p>-2.988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342715" calcext:value-type="float">
            <text:p>-2.9342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2223948387097" calcext:value-type="float">
            <text:p>-3.022239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8673316129032" calcext:value-type="float">
            <text:p>-3.186733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56733987096774" calcext:value-type="float">
            <text:p>-3.567339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3301432" calcext:value-type="float">
            <text:p>-3.330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48052103225806" calcext:value-type="float">
            <text:p>-3.480521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60915857142857" calcext:value-type="float">
            <text:p>-3.609158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48219251612903" calcext:value-type="float">
            <text:p>-3.482192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33883819354839" calcext:value-type="float">
            <text:p>-3.338838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830264" calcext:value-type="float">
            <text:p>-3.183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9226625" calcext:value-type="float">
            <text:p>-2.89226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721048" calcext:value-type="float">
            <text:p>-2.972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4490709677419" calcext:value-type="float">
            <text:p>-2.144907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0254193548387" calcext:value-type="float">
            <text:p>-1.902541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261832" calcext:value-type="float">
            <text:p>-2.126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1401006451613" calcext:value-type="float">
            <text:p>-2.514010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909272" calcext:value-type="float">
            <text:p>-2.490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0101961290323" calcext:value-type="float">
            <text:p>-2.701019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466684137931" calcext:value-type="float">
            <text:p>-2.74666841379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4801780645161" calcext:value-type="float">
            <text:p>-2.748017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62809" calcext:value-type="float">
            <text:p>-2.6628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120344" calcext:value-type="float">
            <text:p>-2.612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7377238709677" calcext:value-type="float">
            <text:p>-2.873772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43912" calcext:value-type="float">
            <text:p>-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5752025" calcext:value-type="float">
            <text:p>-2.257520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5973006451613" calcext:value-type="float">
            <text:p>-2.559730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138624" calcext:value-type="float">
            <text:p>-3.013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485965" calcext:value-type="float">
            <text:p>-3.24859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62328541935484" calcext:value-type="float">
            <text:p>-3.623285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57972851612903" calcext:value-type="float">
            <text:p>-3.579728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6405312" calcext:value-type="float">
            <text:p>-3.640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54263325" calcext:value-type="float">
            <text:p>-3.542633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35329161290323" calcext:value-type="float">
            <text:p>-3.353291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103568" calcext:value-type="float">
            <text:p>-3.210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3928509090909" calcext:value-type="float">
            <text:p>-3.239285090909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09316" calcext:value-type="float">
            <text:p>-2.909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8941161290323" calcext:value-type="float">
            <text:p>-2.789411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963495" calcext:value-type="float">
            <text:p>-2.79634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24124" calcext:value-type="float">
            <text:p>-3.024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52205925" calcext:value-type="float">
            <text:p>-3.52205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8109144" calcext:value-type="float">
            <text:p>-3.81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75618375" calcext:value-type="float">
            <text:p>-3.756183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56060828571429" calcext:value-type="float">
            <text:p>-3.560608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47324516129032" calcext:value-type="float">
            <text:p>-3.473245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12211" calcext:value-type="float">
            <text:p>-3.2122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489144" calcext:value-type="float">
            <text:p>-3.048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65907" calcext:value-type="float">
            <text:p>-3.0659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841696" calcext:value-type="float">
            <text:p>-3.084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794575" calcext:value-type="float">
            <text:p>-3.2794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89554" calcext:value-type="float">
            <text:p>-3.2895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5403536" calcext:value-type="float">
            <text:p>-3.540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79358012903226" calcext:value-type="float">
            <text:p>-3.793580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01537213793104" calcext:value-type="float">
            <text:p>-4.0153721379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97478864516129" calcext:value-type="float">
            <text:p>-3.974788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660648" calcext:value-type="float">
            <text:p>-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0291791304348" calcext:value-type="float">
            <text:p>-3.20291791304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5253228571429" calcext:value-type="float">
            <text:p>-2.952532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5480509090909" calcext:value-type="float">
            <text:p>-2.954805090909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422088" calcext:value-type="float">
            <text:p>-3.042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7668275" calcext:value-type="float">
            <text:p>-3.176682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813248" calcext:value-type="float">
            <text:p>-3.08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3840475" calcext:value-type="float">
            <text:p>-3.23840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77896" calcext:value-type="float">
            <text:p>-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0826825" calcext:value-type="float">
            <text:p>-2.908268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0258090322581" calcext:value-type="float">
            <text:p>-2.902580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938984" calcext:value-type="float">
            <text:p>-2.79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67762" calcext:value-type="float">
            <text:p>-2.667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402288" calcext:value-type="float">
            <text:p>-2.440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85492" calcext:value-type="float">
            <text:p>-2.285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1769325" calcext:value-type="float">
            <text:p>-2.117693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483824" calcext:value-type="float">
            <text:p>-2.348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107525" calcext:value-type="float">
            <text:p>-2.2107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638256" calcext:value-type="float">
            <text:p>-2.363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4155575" calcext:value-type="float">
            <text:p>-2.54155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5332468965517" calcext:value-type="float">
            <text:p>-2.453324689655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982045" calcext:value-type="float">
            <text:p>-2.39820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6643380645161" calcext:value-type="float">
            <text:p>-2.266433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6232206451613" calcext:value-type="float">
            <text:p>-1.962322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1779974193548" calcext:value-type="float">
            <text:p>-1.617799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1054167741936" calcext:value-type="float">
            <text:p>-1.310541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2748" calcext:value-type="float">
            <text:p>-1.42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50848" calcext:value-type="float">
            <text:p>-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0470285714286" calcext:value-type="float">
            <text:p>-1.704702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1110628571429" calcext:value-type="float">
            <text:p>-2.211106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965152" calcext:value-type="float">
            <text:p>-2.496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2327696551724" calcext:value-type="float">
            <text:p>-2.62327696551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1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5007834482759" calcext:value-type="float">
            <text:p>-2.650078344827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4373909677419" calcext:value-type="float">
            <text:p>-1.943739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478" calcext:value-type="float">
            <text:p>-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1800232258065" calcext:value-type="float">
            <text:p>-1.518002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741015" calcext:value-type="float">
            <text:p>-1.57410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2624654545455" calcext:value-type="float">
            <text:p>-1.626246545454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68424" calcext:value-type="float">
            <text:p>-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310856" calcext:value-type="float">
            <text:p>-2.03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1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2669675" calcext:value-type="float">
            <text:p>-2.52669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9481341935484" calcext:value-type="float">
            <text:p>-2.894813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4348309677419" calcext:value-type="float">
            <text:p>-2.943483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1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1855917241379" calcext:value-type="float">
            <text:p>-2.818559172413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6397574193548" calcext:value-type="float">
            <text:p>-2.263975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0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4668283870968" calcext:value-type="float">
            <text:p>-2.046682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677128" calcext:value-type="float">
            <text:p>-1.86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28419" calcext:value-type="float">
            <text:p>-1.828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388832" calcext:value-type="float">
            <text:p>-2.138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9876571428571" calcext:value-type="float">
            <text:p>-2.098765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0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8999230769231" calcext:value-type="float">
            <text:p>-1.989992307692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554944" calcext:value-type="float">
            <text:p>-2.355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837015" calcext:value-type="float">
            <text:p>-2.18370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0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8992914285714" calcext:value-type="float">
            <text:p>-2.589929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0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8210725" calcext:value-type="float">
            <text:p>-2.38210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0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4815174193548" calcext:value-type="float">
            <text:p>-2.148151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0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5820438709677" calcext:value-type="float">
            <text:p>-1.758204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0207406451613" calcext:value-type="float">
            <text:p>-1.502074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0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60932" calcext:value-type="float">
            <text:p>-1.360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0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37800774193548" calcext:value-type="float">
            <text:p>-0.9378007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0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08211612903226" calcext:value-type="float">
            <text:p>-0.8082116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0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070088" calcext:value-type="float">
            <text:p>-0.807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0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1949496774194" calcext:value-type="float">
            <text:p>-1.219494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0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5664309677419" calcext:value-type="float">
            <text:p>-1.556643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0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6390709677419" calcext:value-type="float">
            <text:p>-1.763907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0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8212220689655" calcext:value-type="float">
            <text:p>-1.582122206896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0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2887025" calcext:value-type="float">
            <text:p>-1.628870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0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933045" calcext:value-type="float">
            <text:p>-1.29330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0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673584" calcext:value-type="float">
            <text:p>-1.267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0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89616774193549" calcext:value-type="float">
            <text:p>-0.9896167741935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0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00450064516129" calcext:value-type="float">
            <text:p>-0.7004500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0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75285419354839" calcext:value-type="float">
            <text:p>-0.5752854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0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82412363636364" calcext:value-type="float">
            <text:p>-0.78241236363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0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7028" calcext:value-type="float">
            <text:p>-0.97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0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20343" calcext:value-type="float">
            <text:p>-1.2203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0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64944" calcext:value-type="float">
            <text:p>-1.96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1408625" calcext:value-type="float">
            <text:p>-2.21408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0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4565371428571" calcext:value-type="float">
            <text:p>-2.345653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0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0777475" calcext:value-type="float">
            <text:p>-2.00777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0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8593729032258" calcext:value-type="float">
            <text:p>-1.685937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0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37208" calcext:value-type="float">
            <text:p>-1.53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0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69898" calcext:value-type="float">
            <text:p>-1.4698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0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705328" calcext:value-type="float">
            <text:p>-1.57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0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965555" calcext:value-type="float">
            <text:p>-1.39655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0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5839775" calcext:value-type="float">
            <text:p>-1.658397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0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8040748387097" calcext:value-type="float">
            <text:p>-2.080407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0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5235587096774" calcext:value-type="float">
            <text:p>-2.552355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0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319728" calcext:value-type="float">
            <text:p>-2.93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0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4970085" calcext:value-type="float">
            <text:p>-3.49700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0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649218" calcext:value-type="float">
            <text:p>-3.6492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0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590544" calcext:value-type="float">
            <text:p>-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0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40392774193548" calcext:value-type="float">
            <text:p>-3.403927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0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3133792" calcext:value-type="float">
            <text:p>-3.313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0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37404075" calcext:value-type="float">
            <text:p>-3.37404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0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7414193548387" calcext:value-type="float">
            <text:p>-3.274141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0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9470322580645" calcext:value-type="float">
            <text:p>-3.094703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0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0829325" calcext:value-type="float">
            <text:p>-3.108293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0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59836" calcext:value-type="float">
            <text:p>-3.259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0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62544851612903" calcext:value-type="float">
            <text:p>-3.625448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0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42015096774193" calcext:value-type="float">
            <text:p>-3.420150967741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0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36941651612903" calcext:value-type="float">
            <text:p>-3.369416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0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43604193103448" calcext:value-type="float">
            <text:p>-3.436041931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0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46596929032258" calcext:value-type="float">
            <text:p>-3.465969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0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746335483871" calcext:value-type="float">
            <text:p>-3.27463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0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7444877419355" calcext:value-type="float">
            <text:p>-3.074448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0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3738709677419" calcext:value-type="float">
            <text:p>-2.937387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0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93924" calcext:value-type="float">
            <text:p>-2.69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0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49043" calcext:value-type="float">
            <text:p>-2.2490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0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8926610526316" calcext:value-type="float">
            <text:p>-2.18926610526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0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8026" calcext:value-type="float">
            <text:p>-2.080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0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462528" calcext:value-type="float">
            <text:p>-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0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61188" calcext:value-type="float">
            <text:p>-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0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49168" calcext:value-type="float">
            <text:p>-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0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34723408695652" calcext:value-type="float">
            <text:p>-3.34723408695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0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3953238709677" calcext:value-type="float">
            <text:p>-3.239532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0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7801625" calcext:value-type="float">
            <text:p>-3.17801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0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2542575" calcext:value-type="float">
            <text:p>-3.02542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0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4027225" calcext:value-type="float">
            <text:p>-2.94027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0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5656" calcext:value-type="float">
            <text:p>-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0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1858967741935" calcext:value-type="float">
            <text:p>-3.2185896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0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5035974193548" calcext:value-type="float">
            <text:p>-3.050359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0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8046510344828" calcext:value-type="float">
            <text:p>-2.88046510344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0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9718175" calcext:value-type="float">
            <text:p>-2.597181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0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9610941935484" calcext:value-type="float">
            <text:p>-2.596109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0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6683303225807" calcext:value-type="float">
            <text:p>-2.1668330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0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9325925" calcext:value-type="float">
            <text:p>-1.69325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0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9893961290323" calcext:value-type="float">
            <text:p>-1.298939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0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4014864516129" calcext:value-type="float">
            <text:p>-1.140148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0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9605425" calcext:value-type="float">
            <text:p>-1.196054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0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468608" calcext:value-type="float">
            <text:p>-1.146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0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2028525" calcext:value-type="float">
            <text:p>-1.52028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0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0665961290323" calcext:value-type="float">
            <text:p>-2.106659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0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6741703225807" calcext:value-type="float">
            <text:p>-2.2674170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0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9609428571429" calcext:value-type="float">
            <text:p>-2.496094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0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9830219354839" calcext:value-type="float">
            <text:p>-2.098302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0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0263432258064" calcext:value-type="float">
            <text:p>-2.002634322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0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545048" calcext:value-type="float">
            <text:p>-1.854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0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7785703225807" calcext:value-type="float">
            <text:p>-1.9778570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0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3805419354839" calcext:value-type="float">
            <text:p>-1.638054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0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7150761290323" calcext:value-type="float">
            <text:p>-1.271507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0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593215483871" calcext:value-type="float">
            <text:p>-1.159321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0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81278" calcext:value-type="float">
            <text:p>-1.0812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0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8341058064516" calcext:value-type="float">
            <text:p>-1.183410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0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6362993548387" calcext:value-type="float">
            <text:p>-1.463629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0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5968516129032" calcext:value-type="float">
            <text:p>-1.659685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0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0456772413793" calcext:value-type="float">
            <text:p>-1.704567724137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0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0771225" calcext:value-type="float">
            <text:p>-1.50771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0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2638348387097" calcext:value-type="float">
            <text:p>-1.126383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0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3739561290323" calcext:value-type="float">
            <text:p>-1.137395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0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2667251612903" calcext:value-type="float">
            <text:p>-1.226672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0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3183075" calcext:value-type="float">
            <text:p>-0.93183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0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81406" calcext:value-type="float">
            <text:p>-0.5814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0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75869" calcext:value-type="float">
            <text:p>-0.4758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0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20215448275862" calcext:value-type="float">
            <text:p>-0.620215448275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0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1346" calcext:value-type="float">
            <text:p>-1.013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0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5692619354839" calcext:value-type="float">
            <text:p>-1.756926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0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0372425" calcext:value-type="float">
            <text:p>-1.603724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0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12468" calcext:value-type="float">
            <text:p>-1.712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200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49552" calcext:value-type="float">
            <text:p>-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199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1248725" calcext:value-type="float">
            <text:p>-1.61248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199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529048" calcext:value-type="float">
            <text:p>-1.752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199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11274" calcext:value-type="float">
            <text:p>-1.8112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199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2212593548387" calcext:value-type="float">
            <text:p>-1.622125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199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1585375" calcext:value-type="float">
            <text:p>-1.115853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199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364064516129" calcext:value-type="float">
            <text:p>-1.23640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199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8085419354839" calcext:value-type="float">
            <text:p>-1.180854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199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4981275" calcext:value-type="float">
            <text:p>-1.549812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199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124784516129" calcext:value-type="float">
            <text:p>-1.812478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199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7312875" calcext:value-type="float">
            <text:p>-2.173128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199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0955285714286" calcext:value-type="float">
            <text:p>-2.409552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199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737955" calcext:value-type="float">
            <text:p>-2.17379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199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7971922580645" calcext:value-type="float">
            <text:p>-2.079719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199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808952" calcext:value-type="float">
            <text:p>-1.980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199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6089925" calcext:value-type="float">
            <text:p>-1.86089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199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630904" calcext:value-type="float">
            <text:p>-1.663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199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3916975" calcext:value-type="float">
            <text:p>-1.739169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199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2487896774194" calcext:value-type="float">
            <text:p>-1.624878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199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4325341935484" calcext:value-type="float">
            <text:p>-1.843253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199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10434" calcext:value-type="float">
            <text:p>-2.710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199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292144516129" calcext:value-type="float">
            <text:p>-3.129214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199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48956670967742" calcext:value-type="float">
            <text:p>-3.489566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199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7947255172414" calcext:value-type="float">
            <text:p>-2.979472551724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199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0386175" calcext:value-type="float">
            <text:p>-2.703861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199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4991275" calcext:value-type="float">
            <text:p>-2.349912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199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64512" calcext:value-type="float">
            <text:p>-2.06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199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866495" calcext:value-type="float">
            <text:p>-1.38664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199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4406967741936" calcext:value-type="float">
            <text:p>-1.344069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199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6480387096774" calcext:value-type="float">
            <text:p>-1.564803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199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1553525" calcext:value-type="float">
            <text:p>-1.61553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199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6016490322581" calcext:value-type="float">
            <text:p>-1.860164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199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639935483871" calcext:value-type="float">
            <text:p>-1.96399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199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1715636363636" calcext:value-type="float">
            <text:p>-2.41715636363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199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7094477419355" calcext:value-type="float">
            <text:p>-2.470944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199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2647668965517" calcext:value-type="float">
            <text:p>-2.526476689655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199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0304975" calcext:value-type="float">
            <text:p>-2.303049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199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2798967741935" calcext:value-type="float">
            <text:p>-2.2279896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199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0803019354839" calcext:value-type="float">
            <text:p>-2.208030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199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0378675" calcext:value-type="float">
            <text:p>-2.10378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199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7709419354839" calcext:value-type="float">
            <text:p>-1.577094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199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6726787096774" calcext:value-type="float">
            <text:p>-1.467267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199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14856" calcext:value-type="float">
            <text:p>-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199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08201" calcext:value-type="float">
            <text:p>-1.6082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199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243695483871" calcext:value-type="float">
            <text:p>-1.924369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199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4409677419355" calcext:value-type="float">
            <text:p>-2.544096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199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268045" calcext:value-type="float">
            <text:p>-2.62680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199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465528" calcext:value-type="float">
            <text:p>-2.746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199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466415" calcext:value-type="float">
            <text:p>-2.84664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199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4093264516129" calcext:value-type="float">
            <text:p>-2.840932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199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74518" calcext:value-type="float">
            <text:p>-2.8745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199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69464" calcext:value-type="float">
            <text:p>-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199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5652103225807" calcext:value-type="float">
            <text:p>-1.9565210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199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0364436363636" calcext:value-type="float">
            <text:p>-2.00364436363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199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466808" calcext:value-type="float">
            <text:p>-2.246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199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429595" calcext:value-type="float">
            <text:p>-2.34295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199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2802864516129" calcext:value-type="float">
            <text:p>-3.228028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199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3914715" calcext:value-type="float">
            <text:p>-3.3914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199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4195512" calcext:value-type="float">
            <text:p>-3.419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199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37315277419355" calcext:value-type="float">
            <text:p>-3.373152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199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5644387096774" calcext:value-type="float">
            <text:p>-3.256443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199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567376" calcext:value-type="float">
            <text:p>-3.056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199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0956774193548" calcext:value-type="float">
            <text:p>-2.809567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199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956776" calcext:value-type="float">
            <text:p>-2.195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199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4166838709677" calcext:value-type="float">
            <text:p>-2.041668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199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8319292307692" calcext:value-type="float">
            <text:p>-1.98319292307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199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328632" calcext:value-type="float">
            <text:p>-2.232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199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1430503225806" calcext:value-type="float">
            <text:p>-2.514305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199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424376" calcext:value-type="float">
            <text:p>-2.942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199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1370322580645" calcext:value-type="float">
            <text:p>-2.713703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199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1619314285714" calcext:value-type="float">
            <text:p>-2.416193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199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9131535483871" calcext:value-type="float">
            <text:p>-2.191315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199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1010090322581" calcext:value-type="float">
            <text:p>-2.110100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199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412712" calcext:value-type="float">
            <text:p>-1.941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199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9085341935484" calcext:value-type="float">
            <text:p>-1.690853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199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887712" calcext:value-type="float">
            <text:p>-0.988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199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26898838709677" calcext:value-type="float">
            <text:p>-0.7268988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199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43405161290323" calcext:value-type="float">
            <text:p>-0.9434051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199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690856" calcext:value-type="float">
            <text:p>-1.269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199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3302787096774" calcext:value-type="float">
            <text:p>-1.833027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199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9936" calcext:value-type="float">
            <text:p>-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199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8096774193548" calcext:value-type="float">
            <text:p>-2.580967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199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3742028571429" calcext:value-type="float">
            <text:p>-2.437420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199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7675174193548" calcext:value-type="float">
            <text:p>-2.376751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199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5463509677419" calcext:value-type="float">
            <text:p>-2.254635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199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419312" calcext:value-type="float">
            <text:p>-2.141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199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9703587096774" calcext:value-type="float">
            <text:p>-1.897035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199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1412" calcext:value-type="float">
            <text:p>-1.21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199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5027587096774" calcext:value-type="float">
            <text:p>-1.150275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199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6609987096774" calcext:value-type="float">
            <text:p>-1.266099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199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48232" calcext:value-type="float">
            <text:p>-1.34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199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0376335483871" calcext:value-type="float">
            <text:p>-1.203763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199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147536" calcext:value-type="float">
            <text:p>-1.914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199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1766580645161" calcext:value-type="float">
            <text:p>-2.217665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199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4657434482759" calcext:value-type="float">
            <text:p>-2.046574344827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199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4667690322581" calcext:value-type="float">
            <text:p>-2.146676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199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8925651612903" calcext:value-type="float">
            <text:p>-2.089256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199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399248" calcext:value-type="float">
            <text:p>-2.03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199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5307380645161" calcext:value-type="float">
            <text:p>-2.053073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199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43024" calcext:value-type="float">
            <text:p>-1.84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199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2304051612903" calcext:value-type="float">
            <text:p>-1.123040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199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98182709677419" calcext:value-type="float">
            <text:p>-0.7981827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199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104376" calcext:value-type="float">
            <text:p>-0.910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199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86869677419355" calcext:value-type="float">
            <text:p>-0.8868696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199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211568" calcext:value-type="float">
            <text:p>-0.72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199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67407741935484" calcext:value-type="float">
            <text:p>-0.7674077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199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80702857142857" calcext:value-type="float">
            <text:p>-0.1807028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199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05696774193548" calcext:value-type="float">
            <text:p>-0.1056967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199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0973393548387097" calcext:value-type="float">
            <text:p>0.009733935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199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366" calcext:value-type="float">
            <text:p>0.073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199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6234580645161" calcext:value-type="float">
            <text:p>0.1562345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199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76288" calcext:value-type="float">
            <text:p>0.68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199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1306064516129" calcext:value-type="float">
            <text:p>0.6913060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199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2115870967742" calcext:value-type="float">
            <text:p>0.6321158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199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03168" calcext:value-type="float">
            <text:p>0.350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199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36448" calcext:value-type="float">
            <text:p>-0.5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199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138928" calcext:value-type="float">
            <text:p>-0.51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199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03787096774193" calcext:value-type="float">
            <text:p>-0.8037870967741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199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78724285714286" calcext:value-type="float">
            <text:p>-0.6787242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199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47558451612903" calcext:value-type="float">
            <text:p>-0.5475584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198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3359664516129" calcext:value-type="float">
            <text:p>-0.533596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198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372608" calcext:value-type="float">
            <text:p>-0.537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198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27789677419355" calcext:value-type="float">
            <text:p>-0.6277896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198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218176" calcext:value-type="float">
            <text:p>-0.52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198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551589677419355" calcext:value-type="float">
            <text:p>0.05515896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198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6344258064516" calcext:value-type="float">
            <text:p>0.2963442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198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80184" calcext:value-type="float">
            <text:p>0.198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198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85904258064516" calcext:value-type="float">
            <text:p>-0.5859042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198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417312" calcext:value-type="float">
            <text:p>-0.541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198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14411870967742" calcext:value-type="float">
            <text:p>-0.7144118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198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46829142857143" calcext:value-type="float">
            <text:p>-0.6468291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198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54330838709677" calcext:value-type="float">
            <text:p>-0.7543308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198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62300903225806" calcext:value-type="float">
            <text:p>-0.6623009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198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290312" calcext:value-type="float">
            <text:p>-0.529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198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63567225806452" calcext:value-type="float">
            <text:p>-0.8635672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198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752336" calcext:value-type="float">
            <text:p>-0.675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198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16691096774194" calcext:value-type="float">
            <text:p>-0.4166910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198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39686709677419" calcext:value-type="float">
            <text:p>-0.6396867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198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578344" calcext:value-type="float">
            <text:p>-0.757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198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214985" calcext:value-type="float">
            <text:p>-1.32149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198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084048" calcext:value-type="float">
            <text:p>-1.30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198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4112" calcext:value-type="float">
            <text:p>-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198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3124027586207" calcext:value-type="float">
            <text:p>-1.331240275862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198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1309212903226" calcext:value-type="float">
            <text:p>-1.413092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198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7317316129032" calcext:value-type="float">
            <text:p>-1.373173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198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063216" calcext:value-type="float">
            <text:p>-1.506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198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7476412903226" calcext:value-type="float">
            <text:p>-1.074764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198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500624" calcext:value-type="float">
            <text:p>-0.550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198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41468387096774" calcext:value-type="float">
            <text:p>-0.4414683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198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74695483870968" calcext:value-type="float">
            <text:p>-0.5746954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198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424416" calcext:value-type="float">
            <text:p>-0.942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198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3294735483871" calcext:value-type="float">
            <text:p>-1.532947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198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272" calcext:value-type="float">
            <text:p>-1.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198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9251896774194" calcext:value-type="float">
            <text:p>-1.792518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198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8082342857143" calcext:value-type="float">
            <text:p>-1.580823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198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5360696774194" calcext:value-type="float">
            <text:p>-1.353606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198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3444593548387" calcext:value-type="float">
            <text:p>-1.134445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198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616688" calcext:value-type="float">
            <text:p>-1.261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198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5415675" calcext:value-type="float">
            <text:p>-1.25415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198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433048" calcext:value-type="float">
            <text:p>-1.143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198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69564903225806" calcext:value-type="float">
            <text:p>-0.8695649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198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8272825806452" calcext:value-type="float">
            <text:p>-1.082728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198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581128" calcext:value-type="float">
            <text:p>-1.258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198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7265187096774" calcext:value-type="float">
            <text:p>-1.872651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198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125688" calcext:value-type="float">
            <text:p>-2.112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198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2760825806452" calcext:value-type="float">
            <text:p>-2.027608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198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4107142857143" calcext:value-type="float">
            <text:p>-2.041071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198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79676" calcext:value-type="float">
            <text:p>-1.979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198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4522533333333" calcext:value-type="float">
            <text:p>-1.8452253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198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597632" calcext:value-type="float">
            <text:p>-1.559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198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6200335483871" calcext:value-type="float">
            <text:p>-2.362003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198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81124" calcext:value-type="float">
            <text:p>-1.881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198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8102116129032" calcext:value-type="float">
            <text:p>-1.681021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198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8427767741936" calcext:value-type="float">
            <text:p>-1.484277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198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739872" calcext:value-type="float">
            <text:p>-1.573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198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6830375" calcext:value-type="float">
            <text:p>-1.668303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198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963896" calcext:value-type="float">
            <text:p>-1.79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198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2071974193548" calcext:value-type="float">
            <text:p>-2.120719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198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5599514285714" calcext:value-type="float">
            <text:p>-2.355995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198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652772173913" calcext:value-type="float">
            <text:p>-2.66527721739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198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77846" calcext:value-type="float">
            <text:p>-2.5778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198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391872" calcext:value-type="float">
            <text:p>-2.539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198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5698296774193" calcext:value-type="float">
            <text:p>-2.456982967741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198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652232" calcext:value-type="float">
            <text:p>-2.06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198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8888696774194" calcext:value-type="float">
            <text:p>-1.688886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198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508064516129" calcext:value-type="float">
            <text:p>-2.15080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198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356576" calcext:value-type="float">
            <text:p>-2.03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198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2916361290323" calcext:value-type="float">
            <text:p>-2.329163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198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55316" calcext:value-type="float">
            <text:p>-2.655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198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2226322580645" calcext:value-type="float">
            <text:p>-2.622263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198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5254234482759" calcext:value-type="float">
            <text:p>-2.552542344827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198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0512981818182" calcext:value-type="float">
            <text:p>-2.805129818181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198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9212521739131" calcext:value-type="float">
            <text:p>-2.592125217391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198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801072" calcext:value-type="float">
            <text:p>-2.280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198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2669961290323" calcext:value-type="float">
            <text:p>-2.426699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198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989544" calcext:value-type="float">
            <text:p>-2.098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198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0931432258065" calcext:value-type="float">
            <text:p>-2.109314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198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3379070967742" calcext:value-type="float">
            <text:p>-2.233790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198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908512" calcext:value-type="float">
            <text:p>-2.390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198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8000825806452" calcext:value-type="float">
            <text:p>-2.180008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198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054816" calcext:value-type="float">
            <text:p>-2.405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198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1432877419355" calcext:value-type="float">
            <text:p>-2.114328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198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7645" calcext:value-type="float">
            <text:p>-2.07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198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4353058064516" calcext:value-type="float">
            <text:p>-2.143530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198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5807733333333" calcext:value-type="float">
            <text:p>-2.0580773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198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669" calcext:value-type="float">
            <text:p>-1.86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198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01901" calcext:value-type="float">
            <text:p>-2.0019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198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1345114285714" calcext:value-type="float">
            <text:p>-1.813451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198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0581032258065" calcext:value-type="float">
            <text:p>-1.505810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198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62283096774194" calcext:value-type="float">
            <text:p>-0.9622830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198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567944" calcext:value-type="float">
            <text:p>-0.056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198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4354838709677" calcext:value-type="float">
            <text:p>0.1843548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198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31976" calcext:value-type="float">
            <text:p>0.1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198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68477419354839" calcext:value-type="float">
            <text:p>0.09684774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198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195942857142857" calcext:value-type="float">
            <text:p>0.01959428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198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741352258064516" calcext:value-type="float">
            <text:p>-0.07413522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198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629264516129032" calcext:value-type="float">
            <text:p>-0.06292645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198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4932" calcext:value-type="float">
            <text:p>0.344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198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5910193548387" calcext:value-type="float">
            <text:p>0.4859101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198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2816" calcext:value-type="float">
            <text:p>0.4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198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0438451612903" calcext:value-type="float">
            <text:p>0.7304384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198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1884903225806" calcext:value-type="float">
            <text:p>0.3818849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198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43648" calcext:value-type="float">
            <text:p>0.734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198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4042322580645" calcext:value-type="float">
            <text:p>0.3140423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198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341376" calcext:value-type="float">
            <text:p>-0.03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198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93007225806452" calcext:value-type="float">
            <text:p>-0.1930072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198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215537142857143" calcext:value-type="float">
            <text:p>-0.02155371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198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96743483870968" calcext:value-type="float">
            <text:p>-0.1967434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198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88773419354839" calcext:value-type="float">
            <text:p>-0.2887734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198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63904" calcext:value-type="float">
            <text:p>0.126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198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41063225806452" calcext:value-type="float">
            <text:p>0.06410632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198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860552" calcext:value-type="float">
            <text:p>-0.086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198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96934193548387" calcext:value-type="float">
            <text:p>-0.2969341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198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172335483871" calcext:value-type="float">
            <text:p>0.121723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198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770376" calcext:value-type="float">
            <text:p>-0.3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198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8106864516129" calcext:value-type="float">
            <text:p>-0.881068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198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088376" calcext:value-type="float">
            <text:p>-0.808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198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41641290322581" calcext:value-type="float">
            <text:p>-0.8416412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198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70618482758621" calcext:value-type="float">
            <text:p>-0.7706184827586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198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77633290322581" calcext:value-type="float">
            <text:p>-0.7776332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197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13625290322581" calcext:value-type="float">
            <text:p>-0.7136252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197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932176" calcext:value-type="float">
            <text:p>-0.2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197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67732387096774" calcext:value-type="float">
            <text:p>-0.2677323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197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755392" calcext:value-type="float">
            <text:p>-0.2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197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14921290322581" calcext:value-type="float">
            <text:p>-0.4149212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197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6668387096774" calcext:value-type="float">
            <text:p>0.1366683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197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461264" calcext:value-type="float">
            <text:p>0.046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197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2023664516129" calcext:value-type="float">
            <text:p>-0.320236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197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233928" calcext:value-type="float">
            <text:p>-0.3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197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55135225806452" calcext:value-type="float">
            <text:p>-0.4551352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197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0239485714285714" calcext:value-type="float">
            <text:p>-0.002394857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197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75604129032258" calcext:value-type="float">
            <text:p>-0.1756041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197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00768774193548" calcext:value-type="float">
            <text:p>-0.3007687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197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45312" calcext:value-type="float">
            <text:p>0.084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197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89664258064516" calcext:value-type="float">
            <text:p>-0.1896642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197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46812" calcext:value-type="float">
            <text:p>-0.146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197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35956387096774" calcext:value-type="float">
            <text:p>-0.5359563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197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2157161290323" calcext:value-type="float">
            <text:p>0.1021571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197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71296" calcext:value-type="float">
            <text:p>0.097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197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63006967741935" calcext:value-type="float">
            <text:p>-0.36300696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197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75336" calcext:value-type="float">
            <text:p>-0.27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197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23654193548387" calcext:value-type="float">
            <text:p>-0.7236541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197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17328857142857" calcext:value-type="float">
            <text:p>-0.6173288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197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3069780645161" calcext:value-type="float">
            <text:p>-1.330697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197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379855483871" calcext:value-type="float">
            <text:p>-1.137985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197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69748" calcext:value-type="float">
            <text:p>-0.2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197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50236903225806" calcext:value-type="float">
            <text:p>-0.1502369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197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98496" calcext:value-type="float">
            <text:p>0.269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197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272353548387097" calcext:value-type="float">
            <text:p>-0.02723535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197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1017032258065" calcext:value-type="float">
            <text:p>0.5910170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197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68552" calcext:value-type="float">
            <text:p>0.1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197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47570322580645" calcext:value-type="float">
            <text:p>-0.3475703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197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081776" calcext:value-type="float">
            <text:p>-0.608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197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9450322580645" calcext:value-type="float">
            <text:p>-1.494503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197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59764" calcext:value-type="float">
            <text:p>-1.159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197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4406967741936" calcext:value-type="float">
            <text:p>-1.344069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197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5478683870968" calcext:value-type="float">
            <text:p>-1.354786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197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20344" calcext:value-type="float">
            <text:p>-0.72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197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29854451612903" calcext:value-type="float">
            <text:p>-0.6298544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197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27085894736842" calcext:value-type="float">
            <text:p>-0.6270858947368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197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1526709677419" calcext:value-type="float">
            <text:p>-1.215267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197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73134193548387" calcext:value-type="float">
            <text:p>-0.3731341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197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643376" calcext:value-type="float">
            <text:p>-0.364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197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38865379310345" calcext:value-type="float">
            <text:p>-0.5388653793103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197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59613" calcext:value-type="float">
            <text:p>-0.459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197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58734285714286" calcext:value-type="float">
            <text:p>-0.7587342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197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71728" calcext:value-type="float">
            <text:p>-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197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6248542857143" calcext:value-type="float">
            <text:p>-1.162485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197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1437032258065" calcext:value-type="float">
            <text:p>-1.414370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197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0777866666667" calcext:value-type="float">
            <text:p>-1.1077786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197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913352" calcext:value-type="float">
            <text:p>-1.691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197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844504" calcext:value-type="float">
            <text:p>-2.384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197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12392" calcext:value-type="float">
            <text:p>-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197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197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197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7504" calcext:value-type="float">
            <text:p>3.39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197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038" calcext:value-type="float">
            <text:p>3.3520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197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70016" calcext:value-type="float">
            <text:p>3.137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197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6164" calcext:value-type="float">
            <text:p>2.836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197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197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4324" calcext:value-type="float">
            <text:p>3.354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197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197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6556" calcext:value-type="float">
            <text:p>3.686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197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197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197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197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197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64688" calcext:value-type="float">
            <text:p>2.836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197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9494" calcext:value-type="float">
            <text:p>2.8094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4201</text:p>
          </table:table-cell>
          <table:table-cell office:value-type="string" calcext:value-type="string">
            <text:p>197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43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2858" meta:object-count="0"/>
    <meta:user-defined meta:name="AppVersion">3.0</meta:user-defined>
  </office:meta>
</office:document-meta>
</file>